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903cm" fo:margin-left="-0.191cm" fo:margin-top="0cm" fo:margin-bottom="0cm" table:align="left" style:writing-mode="lr-tb"/>
    </style:style>
    <style:style style:name="Tableau1.A" style:family="table-column">
      <style:table-column-properties style:column-width="1.988cm"/>
    </style:style>
    <style:style style:name="Tableau1.H" style:family="table-column">
      <style:table-column-properties style:column-width="1.986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18cm solid #bfbfbf"/>
    </style:style>
    <style:style style:name="Tableau2" style:family="table">
      <style:table-properties style:width="15.847cm" fo:margin-left="-0.191cm" fo:margin-top="0cm" fo:margin-bottom="0cm" table:align="left" style:writing-mode="lr-tb"/>
    </style:style>
    <style:style style:name="Tableau2.A" style:family="table-column">
      <style:table-column-properties style:column-width="1.981cm"/>
    </style:style>
    <style:style style:name="Tableau2.H" style:family="table-column">
      <style:table-column-properties style:column-width="1.979cm"/>
    </style:style>
    <style:style style:name="Tableau2.1" style:family="table-row">
      <style:table-row-properties style:min-row-height="0.377cm" style:keep-together="true" fo:keep-together="auto"/>
    </style:style>
    <style:style style:name="Tableau2.A1" style:family="table-cell">
      <style:table-cell-properties fo:padding-left="0.191cm" fo:padding-right="0.191cm" fo:padding-top="0cm" fo:padding-bottom="0cm" fo:border="0.018cm solid #bfbfbf"/>
    </style:style>
    <style:style style:name="Tableau2.2" style:family="table-row">
      <style:table-row-properties style:min-row-height="0.37cm" style:keep-together="true" fo:keep-together="auto"/>
    </style:style>
    <style:style style:name="P1" style:family="paragraph" style:parent-style-name="No_20_Spacing">
      <style:text-properties fo:font-size="12pt" style:font-size-asian="12pt" style:font-size-complex="12pt"/>
    </style:style>
    <style:style style:name="P2" style:family="paragraph" style:parent-style-name="No_20_Spacing">
      <style:text-properties fo:font-size="12pt" style:text-underline-style="solid" style:text-underline-width="auto" style:text-underline-color="font-color" style:font-size-asian="12pt" style:font-size-complex="12pt"/>
    </style:style>
    <style:style style:name="P3" style:family="paragraph" style:parent-style-name="No_20_Spacing">
      <style:text-properties fo:font-size="12pt" style:text-underline-style="solid" style:text-underline-width="auto" style:text-underline-color="font-color" fo:font-weight="bold" style:font-size-asian="12pt" style:font-weight-asian="bold" style:font-size-complex="12pt"/>
    </style:style>
    <style:style style:name="P4" style:family="paragraph" style:parent-style-name="No_20_Spacing">
      <style:text-properties fo:font-size="12pt" style:text-underline-style="solid" style:text-underline-type="double" style:text-underline-width="auto" style:text-underline-color="font-color" style:font-size-asian="12pt" style:font-size-complex="12pt"/>
    </style:style>
    <style:style style:name="P5" style:family="paragraph" style:parent-style-name="No_20_Spacing">
      <style:text-properties fo:font-size="12pt" fo:language="en" fo:country="GB" style:font-size-asian="12pt" style:font-size-complex="12pt"/>
    </style:style>
    <style:style style:name="P6" style:family="paragraph" style:parent-style-name="No_20_Spacing">
      <style:text-properties fo:font-size="12pt" fo:language="en" fo:country="GB" style:text-underline-style="solid" style:text-underline-width="auto" style:text-underline-color="font-color" style:font-size-asian="12pt" style:font-size-complex="12pt"/>
    </style:style>
    <style:style style:name="P7" style:family="paragraph" style:parent-style-name="No_20_Spacing" style:list-style-name="WWNum2"/>
    <style:style style:name="P8" style:family="paragraph" style:parent-style-name="No_20_Spacing">
      <style:paragraph-properties fo:margin-top="0cm" fo:margin-bottom="0cm" fo:line-height="100%" fo:text-align="center" style:justify-single-word="false"/>
    </style:style>
    <style:style style:name="P9" style:family="paragraph" style:parent-style-name="No_20_Spacing">
      <style:paragraph-properties fo:margin-left="0cm" fo:margin-right="0cm" fo:text-indent="1.249cm" style:auto-text-indent="false"/>
      <style:text-properties fo:font-size="12pt" style:font-size-asian="12pt" style:font-size-complex="12pt"/>
    </style:style>
    <style:style style:name="P10" style:family="paragraph" style:parent-style-name="No_20_Spacing" style:master-page-name="Standard">
      <style:paragraph-properties style:page-number="auto"/>
    </style:style>
    <style:style style:name="T1" style:family="text">
      <style:text-properties fo:font-size="12pt" style:font-size-asian="12pt" style:font-size-complex="12pt"/>
    </style:style>
    <style:style style:name="T2" style:family="text">
      <style:text-properties fo:font-size="12pt" style:font-size-asian="12pt" style:font-name-complex="Calibri1" style:font-size-complex="12pt"/>
    </style:style>
    <style:style style:name="T3"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T4" style:family="text">
      <style:text-properties fo:font-size="12pt" style:text-underline-style="solid" style:text-underline-type="double" style:text-underline-width="auto" style:text-underline-color="font-color" style:font-size-asian="12pt" style:font-size-complex="12pt"/>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font-size="12pt" style:text-underline-style="solid" style:text-underline-width="auto" style:text-underline-color="font-color" fo:font-weight="bold" style:font-size-asian="12pt" style:font-weight-asian="bold" style:font-size-complex="12pt"/>
    </style:style>
    <style:style style:name="T7" style:family="text">
      <style:text-properties fo:font-size="12pt" fo:language="en" fo:country="GB" style:font-size-asian="12pt" style:font-size-complex="12pt"/>
    </style:style>
    <style:style style:name="T8" style:family="text">
      <style:text-properties fo:font-size="12pt" fo:language="en" fo:country="GB" fo:font-weight="bold" style:font-size-asian="12pt" style:font-weight-asian="bold" style:font-size-complex="12pt"/>
    </style:style>
    <style:style style:name="T9" style:family="text">
      <style:text-properties fo:font-size="12pt" fo:font-weight="bold" style:font-size-asian="12pt" style:font-weight-asian="bold" style:font-size-complex="12pt"/>
    </style:style>
    <style:style style:name="T10" style:family="text">
      <style:text-properties fo:color="#00000a" fo:font-size="12pt" style:text-underline-style="none" style:font-size-asian="12pt" style:font-name-complex="Calibri1" style:font-size-complex="12pt"/>
    </style:style>
    <style:style style:name="T11" style:family="text">
      <style:text-properties fo:color="#222222" style:font-name="Arial1" fo:font-size="12pt" style:font-size-asian="12pt" style:font-name-complex="Arial2"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INTRODUCTION A L’INFORMATIQUE INDUSTRIELLE (INI) :</text:span></text:p>
      <text:p text:style-name="P1"/>
      <text:p text:style-name="No_20_Spacing"><text:span text:style-name="T4">Chapitre 1 : L’informatique industrielle</text:span></text:p>
      <text:p text:style-name="P2"/>
      <text:p text:style-name="No_20_Spacing"><text:span text:style-name="T1">L’informatique industrielle est une branche technologique de l’informatique appliquée qui couvre l’ensemble des techniques de conception, d’analyse et de programmation de systèmes à base d’interfaçage de l’informatique avec de l’électronique, électrotechnique, mécanique, robotique, etc. à vocation industrielle, qui ne sont pas uniquement à base d’ordinateurs.</text:span></text:p>
      <text:p text:style-name="P1"/>
      <text:p text:style-name="No_20_Spacing"><text:span text:style-name="T5">Matériel (Hardware) :</text:span></text:p>
      <text:p text:style-name="P1"/>
      <text:p text:style-name="No_20_Spacing"><text:span text:style-name="T1">-Tour ou Unité Centrale</text:span></text:p>
      <text:p text:style-name="No_20_Spacing"><text:span text:style-name="T1">- Un système microinformatique</text:span></text:p>
      <text:p text:style-name="No_20_Spacing"><text:span text:style-name="T1"><text:s/>-Les actionneurs (servomoteurs, un type bien défini de moteur électrique, pour des commandes aisées).</text:span></text:p>
      <text:p text:style-name="No_20_Spacing"><text:span text:style-name="T1">-Des capteurs (optiques, du style RGB qui captent plutôt les couleurs, mécaniques, qui agissent comme des détecteurs d’obstacle et sonores, pour donner le départ/signal de départ, d’arrêt, etc.)</text:span></text:p>
      <text:p text:style-name="No_20_Spacing"><text:span text:style-name="T1">-Mécanismes de transmissions (engrenages)</text:span></text:p>
      <text:p text:style-name="No_20_Spacing"><text:span text:style-name="T1">-Pièces de liaison.</text:span></text:p>
      <text:p text:style-name="P1"/>
      <text:p text:style-name="No_20_Spacing"><text:span text:style-name="T5">Logiciel (software) :</text:span></text:p>
      <text:p text:style-name="P2"/>
      <text:p text:style-name="No_20_Spacing"><text:span text:style-name="T1">-Algorithme</text:span></text:p>
      <text:p text:style-name="No_20_Spacing"><text:span text:style-name="T1">-Graphe</text:span></text:p>
      <text:p text:style-name="No_20_Spacing"><text:span text:style-name="T1">-Traduction en langage</text:span></text:p>
      <text:p text:style-name="No_20_Spacing"><text:span text:style-name="T1">-Transfert vers l’Unité Central</text:span></text:p>
      <text:p text:style-name="No_20_Spacing"><text:span text:style-name="T1">-Compilation, test et correction d’erreurs</text:span></text:p>
      <text:p text:style-name="No_20_Spacing"><text:span text:style-name="T1">-Exécution comme système indépendant</text:span></text:p>
      <text:p text:style-name="P1"/>
      <text:p text:style-name="No_20_Spacing"><text:span text:style-name="T5">Organigramme :</text:span></text:p>
      <text:p text:style-name="P2"/>
      <text:p text:style-name="No_20_Spacing"><text:span text:style-name="T1">Pour qu’un projet fonctionne en équipe, il faut une même manière de travailler pour tous, l’organigramme donne un cheminement simple que tout le monde doit respecter pour que la programmation se fasse.</text:span></text:p>
      <text:p text:style-name="No_20_Spacing"><text:span text:style-name="T1">Prenons l’exemple de la trieuse de bille, tout commence avec l’étape « Start », la première étape se lance (Process step 1) et le tri des billes commence, si la machine ne détecte aucune bille ou une bille d’une autre couleur, l’étape 1 est relancée (choice 2) si la bille est effectivement détectée, le programme passe à l’étape 2 (Process step 2).</text:span></text:p>
      <text:p text:style-name="No_20_Spacing"><text:span text:style-name="T1">Toutes les étapes se succèdent les unes à la suite des autres si aucun problème n’est rencontré, jusqu’à l’étape finale.</text:span></text:p>
      <text:p text:style-name="P1"/>
      <text:p text:style-name="P1"/>
      <text:p text:style-name="P1"/>
      <text:p text:style-name="P1"/>
      <text:p text:style-name="P1"/>
      <text:p text:style-name="No_20_Spacing"><text:soft-page-break/><text:span text:style-name="T5">Programmation graphique (LabVIEW) :</text:span></text:p>
      <text:p text:style-name="P2"/>
      <text:p text:style-name="No_20_Spacing"><text:span text:style-name="T1">Dans le schéma du cours, si aucune erreur est commise toutes les étapes s’exécutent les unes à la suite des autres, jusqu’à atteindre la dernière étape (stop), tous les éléments présents sur le schéma sont présents dans la bibliothèque du LabVIEW et ne se trouvent pas forcément les uns à côtés des autres.</text:span><text:bookmark text:name="Bookmark"/></text:p>
      <text:p text:style-name="P2"/>
      <text:p text:style-name="No_20_Spacing"><text:span text:style-name="T5">Grafcet :</text:span></text:p>
      <text:p text:style-name="P2"/>
      <text:p text:style-name="No_20_Spacing"><text:span text:style-name="T1">Permet de présenter un équipement automatisé, sur le schéma, les petits carrés représentent des étapes et entre chacune d’entre elles, il y a une transition, dans chaque étape il peut y avoir une action.</text:span></text:p>
      <text:p text:style-name="No_20_Spacing"><text:span text:style-name="T1">Pour la première étape, il faut que 2 conditions soient remplies, l’opérateur doit appuyer sur dcy et la transition a doit être accessible, la réceptivité « dcy. a » est vrai et la transition est validée, il y a ensuite une désactivation de l’étape 1 (le dcy se baisse) et l’activation de l’étape 2, le chariot va alors aller jusqu’au point C, ensuite il y a une désactivation de l’étape 2 et activation de l’étape 3, entre temps on accède à la transition b.</text:span></text:p>
      <text:p text:style-name="No_20_Spacing"><text:span text:style-name="T1">Une fois à l’étape 3, le chariot exécute l’action « repartir vers la gauche » tant que les conditions sont remplies, on peut continuer vers la prochaine étape (aucun saut d’étape possible), l’étape précédente doit toujours être désactiver avant de passer à la suivante.</text:span></text:p>
      <text:p text:style-name="No_20_Spacing"><text:span text:style-name="T1">A l’étape 5, le chariot doit attendre avant de pouvoir retourner dans la transition a, une fois que la réceptivité de a est vraie, la transition 5-1 s’enclenche et on part de l’étape 5 pour revenir vers l’étape 1 et le nouveau cycle commence.</text:span></text:p>
      <text:p text:style-name="No_20_Spacing"><text:span text:style-name="T1">A chaque fois qu’il y a un problème, on regarde dans le cahier de charge et on le fait sous la forme inscrite dedans.</text:span></text:p>
      <text:p text:style-name="P1"/>
      <text:p text:style-name="No_20_Spacing"><text:span text:style-name="T4">Chapitre 2 : De l’électronique câblée aux microprocesseurs</text:span></text:p>
      <text:p text:style-name="P4"/>
      <text:p text:style-name="No_20_Spacing"><text:span text:style-name="T5">Le développement du calcul :</text:span></text:p>
      <text:p text:style-name="P1"/>
      <text:p text:style-name="No_20_Spacing"><text:span text:style-name="T1">Des milliers d’années avant notre ère, les hommes ont cherché à se simplifier la tâche dans leur manière d’effectuer des calculs, le boulier chinois, une machine pourtant très rudimentaire, fait partie de ses machines permettant de simplifier les opérations.</text:span></text:p>
      <text:p text:style-name="No_20_Spacing"><text:span text:style-name="T2">Georges Boole (1854) a posé les principes du calcul binaire et logique, Il est le créateur de la </text:span><text:a xlink:type="simple" xlink:href="https://fr.wikipedia.org/wiki/Logique" text:style-name="Internet_20_link" text:visited-style-name="Visited_20_Internet_20_Link"><text:span text:style-name="T10">logique</text:span></text:a><text:span text:style-name="T2"> moderne, fondée sur une </text:span><text:a xlink:type="simple" xlink:href="https://fr.wikipedia.org/wiki/Structure_(math%C3%A9matiques)" text:style-name="Internet_20_link" text:visited-style-name="Visited_20_Internet_20_Link"><text:span text:style-name="T10">structure</text:span></text:a><text:span text:style-name="T2"> </text:span><text:a xlink:type="simple" xlink:href="https://fr.wikipedia.org/wiki/Structure_alg%C3%A9brique" text:style-name="Internet_20_link" text:visited-style-name="Visited_20_Internet_20_Link"><text:span text:style-name="T10">algébrique</text:span></text:a><text:span text:style-name="T2"> et </text:span><text:a xlink:type="simple" xlink:href="https://fr.wikipedia.org/wiki/S%C3%A9mantique" text:style-name="Internet_20_link" text:visited-style-name="Visited_20_Internet_20_Link"><text:span text:style-name="T10">sémantique</text:span></text:a><text:span text:style-name="T2">, que l'on appelle </text:span><text:a xlink:type="simple" xlink:href="https://fr.wikipedia.org/wiki/Alg%C3%A8bre_de_Boole_(logique)" text:style-name="Internet_20_link" text:visited-style-name="Visited_20_Internet_20_Link"><text:span text:style-name="T10">algèbre de Boole</text:span></text:a><text:span text:style-name="T2"> en son honneur</text:span><text:span text:style-name="T11">.</text:span></text:p>
      <text:p text:style-name="P2"/>
      <text:p text:style-name="No_20_Spacing"><text:span text:style-name="T1">Calculateurs mécaniques :</text:span></text:p>
      <text:p text:style-name="P1"/>
      <text:p text:style-name="No_20_Spacing"><text:span text:style-name="T1">La pascaline de Pascal (1642) </text:span></text:p>
      <text:p text:style-name="No_20_Spacing"><text:span text:style-name="T1"><text:s/>- calculatrice financière </text:span></text:p>
      <text:p text:style-name="No_20_Spacing"><text:span text:style-name="T1"><text:s/>- additions et soustractions</text:span></text:p>
      <text:p text:style-name="P1"/>
      <text:p text:style-name="No_20_Spacing"><text:span text:style-name="T1">Le prototype du calculateur de Babbage (1822)</text:span></text:p>
      <text:p text:style-name="No_20_Spacing"><text:span text:style-name="T1">-opérations arithmétiques autonomes <text:s/></text:span></text:p>
      <text:p text:style-name="No_20_Spacing"><text:span text:style-name="T1">- comporte unité de calcul, mémoire, registre et entrée des données par carte perforée </text:span></text:p>
      <text:p text:style-name="No_20_Spacing"><text:span text:style-name="T1">- Ada King, documente ce travail et utilise la notion d’algorithme</text:span></text:p>
      <text:p text:style-name="P1"><text:soft-page-break/></text:p>
      <text:p text:style-name="No_20_Spacing"><text:span text:style-name="T1">Le Z3 (1938) : inventé par Konrad Zuse</text:span></text:p>
      <text:p text:style-name="No_20_Spacing"><text:span text:style-name="T1">-relais électromécaniques </text:span></text:p>
      <text:p text:style-name="No_20_Spacing"><text:span text:style-name="T1">- utilise le binaire au lieu du décimal </text:span></text:p>
      <text:p text:style-name="No_20_Spacing"><text:span text:style-name="T1">- programmable</text:span></text:p>
      <text:p text:style-name="No_20_Spacing"><text:span text:style-name="T1">→ Calculateur électromécanique</text:span></text:p>
      <text:p text:style-name="P1"/>
      <text:p text:style-name="No_20_Spacing"><text:span text:style-name="T1">Calculateur électrique : </text:span></text:p>
      <text:p text:style-name="No_20_Spacing"><text:span text:style-name="T7">ENIAC par Eckert et Mauchly 1945 (Electronic Numerical Integrator and Computer)</text:span></text:p>
      <text:p text:style-name="No_20_Spacing"><text:span text:style-name="T1">-programmation manuelle </text:span></text:p>
      <text:p text:style-name="No_20_Spacing"><text:span text:style-name="T1">-30 tonnes</text:span></text:p>
      <text:p text:style-name="No_20_Spacing"><text:span text:style-name="T1">-18 000 tubes à vides </text:span></text:p>
      <text:p text:style-name="No_20_Spacing"><text:span text:style-name="T1">-occupe 1500 m2 <text:s/></text:span></text:p>
      <text:p text:style-name="No_20_Spacing"><text:span text:style-name="T1">On peut réaliser des opérations en utilisant les types à vides</text:span></text:p>
      <text:p text:style-name="P1"/>
      <text:p text:style-name="No_20_Spacing"><text:span text:style-name="T1">L’EDSAC et le modèle Von Neumann (Electronic Delay Storage Automatic Computer) 1949</text:span></text:p>
      <text:p text:style-name="No_20_Spacing"><text:span text:style-name="T1">- calculateur automatique à mémoire </text:span></text:p>
      <text:p text:style-name="No_20_Spacing"><text:span text:style-name="T1">- programmable par instructions</text:span></text:p>
      <text:p text:style-name="No_20_Spacing"><text:span text:style-name="T1">- 15000 opérations mathématiques/ minutes</text:span></text:p>
      <text:p text:style-name="P1"/>
      <text:p text:style-name="No_20_Spacing"><text:span text:style-name="T5">Le développement de l’électronique :</text:span></text:p>
      <text:p text:style-name="P2"/>
      <text:p text:style-name="No_20_Spacing"><text:span text:style-name="T1">En 1947, le premier transistor voit le jour, il s’agit de l’élément de base dans le domaine de l’électronique, composé d’une base (B) d’un collecteur (C) et d’un émetteur (E).</text:span></text:p>
      <text:p text:style-name="No_20_Spacing"><text:span text:style-name="T1">Son but est de laisser passer du courant de manière contrôlé, la différence entre un conducteur et un transistor réside dans le fait que le conducteur conduit l’électricité quoi qu’il arrive, le courant passe à partir du moment où il en a les moyens, le transistor, lui, ne le fait que si la tension est suffisante.</text:span></text:p>
      <text:p text:style-name="No_20_Spacing"><text:span text:style-name="T1">Les semi-conducteurs sont des matériaux très spécifiques, il y a des matériaux isolants, comme le bois, et d’autres sont conducteurs, tel que le métal, l’eau, etc.</text:span></text:p>
      <text:p text:style-name="No_20_Spacing"><text:span text:style-name="T1">Le silicium est un des meilleurs semi-conducteurs qui existe, au niveau atomique, la caractéristique principale de cet élément, comme le germanium, c’est que les électrons peuvent peut passer d’un état à l’autre, juste en les stimulant avec un peu d’énergie.</text:span></text:p>
      <text:p text:style-name="No_20_Spacing"><text:span text:style-name="T1">On peut fabriquer un semi-conducteur de type P (positif) en enlevant un électron, mais aussi de type N (négatif), avec des électrons en plus, quand les deux types sont placés côte à côte, il y a trois zones qui se forment, une zone P, une zone N et une jonction PN, les électrons se trouvant dans cette dernière zone migre librement d’un côté à un autre, mais les électrons loin de cette zone ne bougent pas. Une fois cette dernière saturée, elle bloque les « migrations », plus aucun électron ne peut alors se déplacer. </text:span></text:p>
      <text:p text:style-name="No_20_Spacing"><text:span text:style-name="T1">→Dans un matériau conducteur, les électrons se déplacent tout le temps, mais dans un isolant, rien ne bouge.</text:span></text:p>
      <text:p text:style-name="No_20_Spacing"><text:span text:style-name="T1">Le sens du courant : si du courant bouge dans un sens, les électrons bougent dans l’autre sens.</text:span></text:p>
      <text:p text:style-name="No_20_Spacing"><text:span text:style-name="T1">Dans un circuit électrique, les électrons « se poussent » dans un sens (sur le schéma, la flèche verte représente ce mouvement), ce mouvement continu circulatoire s’appelle </text:span><text:span text:style-name="T9">la polarisation</text:span><text:span text:style-name="T1">, le courant lui, se fait dans l’autre sens, il part du + pour aller vers les zones </text:span><text:soft-page-break/><text:span text:style-name="T1">avant de rejoindre le – et reprendre son mouvement. La jonction des deux zones s’appelle </text:span><text:span text:style-name="T9">la diode</text:span><text:span text:style-name="T1">.</text:span></text:p>
      <text:p text:style-name="P1"/>
      <text:p text:style-name="No_20_Spacing"><text:a xlink:type="simple" xlink:href="https://fr.m.wikibooks.org/wiki/Fonctionnement_d%27un_ordinateur/Les_transistors_et_portes_logiques" text:style-name="Internet_20_link" text:visited-style-name="Visited_20_Internet_20_Link"><text:span text:style-name="T1">https://fr.m.wikibooks.org/wiki/Fonctionnement_d%27un_ordinateur/Les_transistors_et_portes_logiques</text:span></text:a></text:p>
      <text:p text:style-name="P1"/>
      <text:p text:style-name="P1"/>
      <text:p text:style-name="No_20_Spacing"><text:span text:style-name="T1">En 1958 : le premier CI (Texas instrument / Jack Kilby)</text:span></text:p>
      <text:p text:style-name="P1"/>
      <text:p text:style-name="No_20_Spacing"><text:span text:style-name="T1">→Tous les systèmes microprogrammés ont besoin d’une horloge</text:span></text:p>
      <text:p text:style-name="No_20_Spacing"><text:span text:style-name="T1">→Les composants semi-conducteurs permettent de réaliser plein de montage</text:span></text:p>
      <text:p text:style-name="No_20_Spacing"><text:span text:style-name="T1">→Tous les ordinateurs ont besoin d’une alimentation</text:span></text:p>
      <text:p text:style-name="No_20_Spacing"><text:span text:style-name="T1">Quand on a un appareil qui demande une tension de 5V continue pour être chargé, ce n’est pas évident avec le courant de la maison, qui possède une tension alternative de 100V, il faut donc trouver un moyen de la faire baiser et c’est le rôle du </text:span><text:span text:style-name="T9">Transfo.</text:span></text:p>
      <text:p text:style-name="No_20_Spacing"><text:span text:style-name="T1">Le transfo va faire abaisser la tension de manière à ce que la tension maximale soit de 5V, malgré cela, le courant n’est toujours pas utilisable en l’état, il faut encore l’intervention d’</text:span><text:span text:style-name="T9">un pont de diode</text:span><text:span text:style-name="T1">, qui va servir de redresseur, afin de redresser le signal (faire en sorte qu’il ne descende pas dans les négatifs sur le graphique), le </text:span><text:span text:style-name="T9">filtre </text:span><text:span text:style-name="T1">va ensuite intervenir, pour trier les moments où le signal se stabilise à 5V, enfin, le </text:span><text:span text:style-name="T9">régulateur</text:span><text:span text:style-name="T1"> va faire en sorte que la tension soit maintenu à cette même valeur de volt.</text:span></text:p>
      <text:p text:style-name="No_20_Spacing"><text:span text:style-name="T1">→ Voir graphiques sur feuille</text:span></text:p>
      <text:p text:style-name="P1"/>
      <text:p text:style-name="No_20_Spacing"><text:span text:style-name="T5">Les microprocesseurs :</text:span></text:p>
      <text:p text:style-name="P1"/>
      <text:p text:style-name="No_20_Spacing"><text:span text:style-name="T1">1971 Intel vend le premier micro-ordinateur MCS-4 utilisant un micro-processeur Intel 4004</text:span></text:p>
      <text:p text:style-name="No_20_Spacing"><text:span text:style-name="T1"><text:s/>-Processeur 4 bits tournant à 108 KHz </text:span></text:p>
      <text:p text:style-name="No_20_Spacing"><text:span text:style-name="T1">-2300 transistors en technologie 10 microns</text:span></text:p>
      <text:p text:style-name="No_20_Spacing"><text:span text:style-name="T1"><text:s/>-Prix : 200 $ </text:span></text:p>
      <text:p text:style-name="P1"/>
      <text:p text:style-name="No_20_Spacing"><text:span text:style-name="T5">Composition d’un microprocesseur (circuits électriques internes) : </text:span></text:p>
      <text:p text:style-name="No_20_Spacing"><text:span text:style-name="T1"><text:s/></text:span></text:p>
      <text:p text:style-name="No_20_Spacing"><text:span text:style-name="T1">Les </text:span><text:span text:style-name="T9">portes logiques</text:span><text:span text:style-name="T1"> sont composées de transistors qui fonctionnent comme des interrupteurs. </text:span></text:p>
      <text:p text:style-name="No_20_Spacing"><text:span text:style-name="T1">On trouve deux sortes de porte de base : les MOS et les CMOS.</text:span></text:p>
      <text:p text:style-name="No_20_Spacing"><text:span text:style-name="T1">→ C'est à partir de celles-ci que sont fabriquées les fonctions logiques comme OR, AND, NOT, XOR, NOR, NAND. </text:span></text:p>
      <text:p text:style-name="No_20_Spacing"><text:span text:style-name="T1">Ces fonctions de base vont constituer le circuit interne du microprocesseur c'est à dire que l'on peut former toutes les autres fonctions comme, l'addition, la soustraction … <text:s/></text:span></text:p>
      <text:p text:style-name="P1"/>
      <text:p text:style-name="No_20_Spacing"><text:span text:style-name="T5">Premiers ordinateurs « portables » :</text:span></text:p>
      <text:p text:style-name="P1"/>
      <text:p text:style-name="No_20_Spacing"><text:span text:style-name="T1">1er mini-ordinateur : <text:s/>PDP 8 de DEC présente (1965)</text:span></text:p>
      <text:p text:style-name="P1"/>
      <text:p text:style-name="No_20_Spacing"><text:span text:style-name="T1">1976 : Steve Wozniak et Steve Jobs créent le Apple I dans un garage. </text:span></text:p>
      <text:p text:style-name="No_20_Spacing"><text:span text:style-name="T1">Cet ordinateur possède :</text:span></text:p>
      <text:p text:style-name="P1"/>
      <text:p text:style-name="No_20_Spacing"><text:soft-page-break/><text:span text:style-name="T1">-un clavier </text:span></text:p>
      <text:p text:style-name="No_20_Spacing"><text:span text:style-name="T1">-un microprocesseur à 1 Mhz, <text:s/></text:span></text:p>
      <text:p text:style-name="No_20_Spacing"><text:span text:style-name="T1">-4 Ko de RAM </text:span></text:p>
      <text:p text:style-name="No_20_Spacing"><text:span text:style-name="T1"><text:s/>-1Ko de mémoire vidéo</text:span></text:p>
      <text:p text:style-name="P1"/>
      <text:p text:style-name="No_20_Spacing"><text:span text:style-name="T1">1981 : IBM lance son 5150 Personal Computer (PC) :</text:span></text:p>
      <text:p text:style-name="P1"/>
      <text:p text:style-name="No_20_Spacing"><text:span text:style-name="T1">-processeur Intel 8088 à 4.77 MHz</text:span></text:p>
      <text:p text:style-name="No_20_Spacing"><text:span text:style-name="T1"><text:s/>-64 Ko de Ram, de 40 Ko de Rom</text:span></text:p>
      <text:p text:style-name="No_20_Spacing"><text:span text:style-name="T1"><text:s/>-lecteur de disquettes 5"25 </text:span></text:p>
      <text:p text:style-name="No_20_Spacing"><text:span text:style-name="T1">-système d'exploitation DOS </text:span></text:p>
      <text:p text:style-name="No_20_Spacing"><text:span text:style-name="T1"><text:s/>-prix 3000 $. <text:s/></text:span></text:p>
      <text:p text:style-name="P1"/>
      <text:p text:style-name="No_20_Spacing"><text:span text:style-name="T1">L’ère de la micro-informatique :</text:span></text:p>
      <text:p text:style-name="P1"/>
      <text:p text:style-name="No_20_Spacing"><text:span text:style-name="T1">• 1984 : Macintosh </text:span></text:p>
      <text:p text:style-name="No_20_Spacing"><text:span text:style-name="T1"><text:s/>-processeur Intel 68000 à 8 MHz </text:span></text:p>
      <text:p text:style-name="No_20_Spacing"><text:span text:style-name="T1">-128 Ko de Ram, de 64 Ko de Rom</text:span></text:p>
      <text:p text:style-name="No_20_Spacing"><text:span text:style-name="T1"><text:s/>-lecteur de disquettes 3"1/2 -Souris, clavier</text:span></text:p>
      <text:p text:style-name="No_20_Spacing"><text:span text:style-name="T1"><text:s/>-Interface graphique -prix 2500 $</text:span></text:p>
      <text:p text:style-name="P1"/>
      <text:p text:style-name="No_20_Spacing"><text:span text:style-name="T1">• 1985 : Amiga 1000 de Commodore </text:span></text:p>
      <text:p text:style-name="No_20_Spacing"><text:span text:style-name="T1"><text:s/>-processeur Intel 68000 à 7,16 MHz </text:span></text:p>
      <text:p text:style-name="No_20_Spacing"><text:span text:style-name="T1">-RAM/ROM: 256Ko extensible à 2Mo <text:s/></text:span></text:p>
      <text:p text:style-name="No_20_Spacing"><text:span text:style-name="T1">-graphisme : 4096 couleurs <text:s/></text:span></text:p>
      <text:p text:style-name="No_20_Spacing"><text:span text:style-name="T1">-disquette 3"1/2 <text:s/></text:span></text:p>
      <text:p text:style-name="No_20_Spacing"><text:span text:style-name="T1"><text:s/>-prix : environ 10000 F <text:s/></text:span></text:p>
      <text:p text:style-name="No_20_Spacing"><text:span text:style-name="T1">-connecteurs ZORRO, 2 ports joystick, audio, interface série RS232C, interface Parallèle…</text:span></text:p>
      <text:p text:style-name="P1"/>
      <text:p text:style-name="No_20_Spacing"><text:span text:style-name="T1">• Ordinateur personnel d’aujourd’hui </text:span></text:p>
      <text:p text:style-name="No_20_Spacing"><text:span text:style-name="T1"><text:s/></text:span></text:p>
      <text:p text:style-name="No_20_Spacing"><text:span text:style-name="T1">Exemple :</text:span></text:p>
      <text:p text:style-name="No_20_Spacing"><text:span text:style-name="T1">Marque : Apple MacBook Pro </text:span></text:p>
      <text:p text:style-name="No_20_Spacing"><text:span text:style-name="T1">Écran : Retina 15'' <text:s/></text:span></text:p>
      <text:p text:style-name="No_20_Spacing"><text:span text:style-name="T1">Microprocesseur : Intel Core i7 quadricœur </text:span></text:p>
      <text:p text:style-name="No_20_Spacing"><text:span text:style-name="T1"><text:s/>Fréquence : <text:s/>2,3 GHz <text:s/></text:span></text:p>
      <text:p text:style-name="No_20_Spacing"><text:span text:style-name="T1">Mémoire vive (RAM): 16Go <text:s/>Mémoire de stockage (SSD): <text:s/>512 Go <text:s/></text:span></text:p>
      <text:p text:style-name="No_20_Spacing"><text:span text:style-name="T1">(Intel Core i9 déjà sortie)</text:span></text:p>
      <text:p text:style-name="P1"/>
      <text:p text:style-name="No_20_Spacing"><text:span text:style-name="T1">L’ère du multimédia et réseaux :</text:span></text:p>
      <text:p text:style-name="P1"/>
      <text:p text:style-name="No_20_Spacing"><text:span text:style-name="T1">• Données,</text:span></text:p>
      <text:p text:style-name="No_20_Spacing"><text:span text:style-name="T1">• Images,</text:span></text:p>
      <text:p text:style-name="No_20_Spacing"><text:span text:style-name="T1">• Son, </text:span></text:p>
      <text:p text:style-name="No_20_Spacing"><text:span text:style-name="T1">• Vidéos</text:span></text:p>
      <text:p text:style-name="No_20_Spacing"><text:span text:style-name="T1">• Internet</text:span></text:p>
      <text:p text:style-name="P1"/>
      <text:p text:style-name="No_20_Spacing"><text:soft-page-break/><text:span text:style-name="T6">Chapitre 3 : Du Microprocesseur au microcontrôleur </text:span></text:p>
      <text:p text:style-name="P3"/>
      <text:p text:style-name="No_20_Spacing"><text:span text:style-name="T1">→ Le schéma interne d’un microprocesseur</text:span></text:p>
      <text:p text:style-name="P1"/>
      <text:p text:style-name="No_20_Spacing"><text:span text:style-name="T5">Compteur de programme :</text:span></text:p>
      <text:p text:style-name="P1"/>
      <text:p text:style-name="No_20_Spacing"><text:span text:style-name="T1">• Il est constitué par un registre dont le contenu est initialisé avec l'adresse de la première instruction du programme. </text:span></text:p>
      <text:p text:style-name="No_20_Spacing"><text:span text:style-name="T1"><text:s/>• Dès le lancement du programme ce compteur contient l'adresse de la première instruction à exécuter : </text:span></text:p>
      <text:p text:style-name="No_20_Spacing"><text:span text:style-name="T1">o soit par incrémentation automatique dans le cas où les adresses des instructions se suivent. <text:s/></text:span></text:p>
      <text:p text:style-name="No_20_Spacing"><text:span text:style-name="T1">o soit par chargement de l'adresse de branchement dans le cas de sauts programmés.</text:span></text:p>
      <text:p text:style-name="P1"/>
      <text:p text:style-name="No_20_Spacing"><text:span text:style-name="T5">ALU : </text:span></text:p>
      <text:p text:style-name="P1"/>
      <text:p text:style-name="No_20_Spacing"><text:span text:style-name="T1">C'est un circuit complexe qui assure les fonctions : </text:span></text:p>
      <text:p text:style-name="No_20_Spacing"><text:span text:style-name="T1"><text:s/></text:span></text:p>
      <text:p text:style-name="No_20_Spacing"><text:span text:style-name="T1">- <text:s/>arithmétiques : addition et soustraction </text:span></text:p>
      <text:p text:style-name="No_20_Spacing"><text:span text:style-name="T1">- <text:s/>logiques : ET, OU, OU exclusif</text:span></text:p>
      <text:p text:style-name="No_20_Spacing"><text:span text:style-name="T1"><text:s/>- comparaison, décalage à droite ou à gauche, incrémentation, décrémentation, mise à 1 ou à 0 d'un bit, test de bit. </text:span></text:p>
      <text:p text:style-name="No_20_Spacing"><text:span text:style-name="T1"><text:s/></text:span></text:p>
      <text:p text:style-name="No_20_Spacing"><text:span text:style-name="T1">→Une ALU est constituée par un certain nombre de circuits tels que : </text:span></text:p>
      <text:p text:style-name="No_20_Spacing"><text:span text:style-name="T1">-complémenteur, additionneur, décaleur, portes logiques, ...</text:span></text:p>
      <text:p text:style-name="P1"/>
      <text:p text:style-name="No_20_Spacing"><text:span text:style-name="T5">Bloc logique de commande : <text:s/></text:span></text:p>
      <text:p text:style-name="P1"/>
      <text:p text:style-name="No_20_Spacing"><text:span text:style-name="T1">• Il organise l'exécution des instructions au rythme d’une horloge. <text:s/></text:span></text:p>
      <text:p text:style-name="No_20_Spacing"><text:span text:style-name="T1"><text:s/></text:span></text:p>
      <text:p text:style-name="No_20_Spacing"><text:span text:style-name="T1">• Il élabore tous les signaux de synchronisation internes ou externes (bus des commandes) du microprocesseur <text:s/></text:span></text:p>
      <text:p text:style-name="P1"/>
      <text:p text:style-name="No_20_Spacing"><text:span text:style-name="T5">Registre et décodeur d’instructions : </text:span></text:p>
      <text:p text:style-name="No_20_Spacing"><text:span text:style-name="T1"><text:s/></text:span></text:p>
      <text:p text:style-name="No_20_Spacing"><text:span text:style-name="T1">• Chacune des instructions à exécuter est rangée dans le registre instruction dont le format est 24 bits. <text:s/></text:span></text:p>
      <text:p text:style-name="No_20_Spacing"><text:span text:style-name="T1">• Le premier octet (8 bits) est toujours le code de l'opération que le décodeur d'instruction doit identifier. <text:s/></text:span></text:p>
      <text:p text:style-name="No_20_Spacing"><text:span text:style-name="T1"><text:s/></text:span></text:p>
      <text:p text:style-name="No_20_Spacing"><text:span text:style-name="T5">Pointeur de pile ou stack pointeur : </text:span></text:p>
      <text:p text:style-name="No_20_Spacing"><text:span text:style-name="T1"><text:s/></text:span></text:p>
      <text:p text:style-name="No_20_Spacing"><text:span text:style-name="T1">• C'est un registre compteur de 16 bits qui contient l'adresse du sommet de la pile. <text:s/></text:span></text:p>
      <text:p text:style-name="No_20_Spacing"><text:span text:style-name="T1">• La pile est externe au microprocesseur. </text:span></text:p>
      <text:p text:style-name="No_20_Spacing"><text:span text:style-name="T1">• C'est une partie de la mémoire RAM. </text:span></text:p>
      <text:p text:style-name="No_20_Spacing"><text:span text:style-name="T1">• Elle est utilisée pour sauvegarder les contenus des différents registres, lors de l'appel à un sous-programme ou lors de la gestion d'une interruption, par exemple. </text:span></text:p>
      <text:p text:style-name="P1"><text:soft-page-break/></text:p>
      <text:p text:style-name="No_20_Spacing"><text:span text:style-name="T5">Registre de données :</text:span></text:p>
      <text:p text:style-name="P1"/>
      <text:p text:style-name="No_20_Spacing"><text:span text:style-name="T1">• Ce registre de 8 bits est un registre tampon qui assure l'interfaçage entre le microprocesseur et son environnement ou inversement. <text:s/></text:span></text:p>
      <text:p text:style-name="No_20_Spacing"><text:span text:style-name="T1">• Il conditionne le bus externe ou le bus interne des données. </text:span></text:p>
      <text:p text:style-name="No_20_Spacing"><text:span text:style-name="T1">Registre d’adresses </text:span></text:p>
      <text:p text:style-name="No_20_Spacing"><text:span text:style-name="T1">• Ce registre de 16 bits est un registre tampon qui assure l'interfaçage entre le microprocesseur et son environnement. </text:span></text:p>
      <text:p text:style-name="No_20_Spacing"><text:span text:style-name="T1">• Il conditionne le bus externe des adresses. <text:s/></text:span></text:p>
      <text:p text:style-name="P1"/>
      <text:p text:style-name="No_20_Spacing"><text:span text:style-name="T5">Accumulateur : </text:span></text:p>
      <text:p text:style-name="P2"/>
      <text:p text:style-name="No_20_Spacing"><text:span text:style-name="T1">• Un accumulateur est un registre de travail de 8 ou 16 bits qui sert : <text:s/></text:span></text:p>
      <text:p text:style-name="P1"/>
      <text:p text:style-name="No_20_Spacing"><text:span text:style-name="T1">o à stocker un opérande au début d'une opération arithmétique et le résultat à la fin de l'opération. <text:s text:c="3"/>o à stocker temporairement des données en provenance de l'extérieur du microprocesseur avant leur reprise pour être rangées en mémoire. </text:span></text:p>
      <text:p text:style-name="No_20_Spacing"><text:span text:style-name="T1">o à stocker des données provenant de la mémoire ou de l'UAL pour les présenter vers l'extérieur du microprocesseur. </text:span></text:p>
      <text:p text:style-name="P1"/>
      <text:p text:style-name="No_20_Spacing"><text:span text:style-name="T5">Registre d’état : </text:span></text:p>
      <text:p text:style-name="P1"/>
      <text:p text:style-name="No_20_Spacing"><text:span text:style-name="T1">• Chacun de ces bits est un indicateur dont l'état dépend du résultat de la dernière opération effectuée. <text:s/></text:span></text:p>
      <text:p text:style-name="No_20_Spacing"><text:span text:style-name="T1">• On les appelle indicateur d’état ou flag ou drapeaux. </text:span></text:p>
      <text:p text:style-name="No_20_Spacing"><text:span text:style-name="T1">• Dans un programme le résultat du test de leur état conditionne souvent le déroulement de la suite du programme. </text:span></text:p>
      <text:p text:style-name="No_20_Spacing"><text:span text:style-name="T1"><text:s/></text:span></text:p>
      <text:p text:style-name="No_20_Spacing"><text:span text:style-name="T1">On peut citer comme indicateur : <text:s/></text:span></text:p>
      <text:p text:style-name="No_20_Spacing"><text:span text:style-name="T1"><text:s/></text:span></text:p>
      <text:p text:style-name="No_20_Spacing"><text:span text:style-name="T1">-retenue : (carry : C) <text:s/></text:span></text:p>
      <text:p text:style-name="No_20_Spacing"><text:span text:style-name="T1">-retenue intermédiaire : (Auxiliary-Carry : AC) <text:s text:c="2"/></text:span></text:p>
      <text:p text:style-name="No_20_Spacing"><text:span text:style-name="T1">-signe : (Sign : S) <text:s text:c="2"/></text:span></text:p>
      <text:p text:style-name="No_20_Spacing"><text:span text:style-name="T1">-débordement : (overflow : OV ou V) <text:s/></text:span></text:p>
      <text:p text:style-name="No_20_Spacing"><text:span text:style-name="T1">-zéro : (Z) <text:s text:c="2"/></text:span></text:p>
      <text:p text:style-name="No_20_Spacing"><text:span text:style-name="T1">-parité : (Parity : P) <text:s/></text:span></text:p>
      <text:p text:style-name="P1"/>
      <text:p text:style-name="No_20_Spacing"><text:span text:style-name="T5">Registre d’index : </text:span></text:p>
      <text:p text:style-name="No_20_Spacing"><text:span text:style-name="T1"><text:s/></text:span></text:p>
      <text:p text:style-name="No_20_Spacing"><text:span text:style-name="T1">• Le contenu de ce registre de 16 bits est une adresse. <text:s/></text:span></text:p>
      <text:p text:style-name="No_20_Spacing"><text:span text:style-name="T1">• Il est utilisé dans le mode d'adressage indexé <text:s/></text:span></text:p>
      <text:p text:style-name="P1"/>
      <text:p text:style-name="No_20_Spacing"><text:span text:style-name="T5">Registres auxiliaires : </text:span></text:p>
      <text:p text:style-name="No_20_Spacing"><text:span text:style-name="T1"><text:s/></text:span></text:p>
      <text:p text:style-name="No_20_Spacing"><text:span text:style-name="T1">Ils permettent de stocker le résultat des instructions exécuter par l’ALU</text:span></text:p>
      <text:p text:style-name="P1"/>
      <text:p text:style-name="No_20_Spacing"><text:soft-page-break/><text:span text:style-name="T1">→ Le système minimum à base d’un microprocesseur</text:span></text:p>
      <text:p text:style-name="P1"/>
      <text:p text:style-name="No_20_Spacing"><text:span text:style-name="T5">Le système minimum à base d’un microprocesseur :</text:span></text:p>
      <text:p text:style-name="P1"/>
      <text:p text:style-name="No_20_Spacing"><text:span text:style-name="T1">Ces trois éléments vont communiquer entre eux par l ’intermédiaire de 3 BUS</text:span></text:p>
      <text:p text:style-name="No_20_Spacing"><text:span text:style-name="T1">→ Voir slides et exemples </text:span></text:p>
      <text:p text:style-name="P1"/>
      <text:p text:style-name="No_20_Spacing"><text:span text:style-name="T5">Mise en situation :</text:span></text:p>
      <text:p text:style-name="P2"/>
      <text:p text:style-name="No_20_Spacing"><text:span text:style-name="T1">L ’évolution des produits domestiques (ou industriels) rend compte d ’un phénomène directement lié à l ’évolution des technologies :</text:span></text:p>
      <text:p text:style-name="P1"/>
      <text:p text:style-name="No_20_Spacing"><text:span text:style-name="T1">•Progrès de la miniaturisation. :</text:span></text:p>
      <text:p text:style-name="No_20_Spacing"><text:span text:style-name="T1">Les téléphones portables en sont un exemple très actuel. </text:span></text:p>
      <text:p text:style-name="P1"/>
      <text:p text:style-name="No_20_Spacing"><text:span text:style-name="T1">•Progrès de l ’intégration. :</text:span></text:p>
      <text:p text:style-name="No_20_Spacing"><text:span text:style-name="T1">Le nombre de structures intégrées à un seul composant est de plus en plus important. Le nombre de circuits utilisés est ainsi réduit. </text:span></text:p>
      <text:p text:style-name="No_20_Spacing"><text:span text:style-name="T1">Mais cette miniaturisation ne peut se faire sans une évolution de la technologie utilisée. </text:span></text:p>
      <text:p text:style-name="No_20_Spacing"><text:span text:style-name="T1">On comprendra aisément qu’un système microprogrammé tel que le téléphone portable ne peut être géré par un système minimum à microprocesseur 6809 : trop encombrant ! </text:span></text:p>
      <text:p text:style-name="No_20_Spacing"><text:span text:style-name="T1">•Microprocesseur</text:span></text:p>
      <text:p text:style-name="No_20_Spacing"><text:span text:style-name="T1">•RAM</text:span></text:p>
      <text:p text:style-name="No_20_Spacing"><text:span text:style-name="T1">•EPROM </text:span></text:p>
      <text:p text:style-name="No_20_Spacing"><text:span text:style-name="T1">•PIA </text:span></text:p>
      <text:p text:style-name="No_20_Spacing"><text:span text:style-name="T1">•Décodeur 5 circuits différents !!!</text:span></text:p>
      <text:p text:style-name="No_20_Spacing"><text:span text:style-name="T1">→ La solution est alors de remplacer le système minimum par un seul circuit : <text:s/>Le microcontrôleur. </text:span></text:p>
      <text:p text:style-name="No_20_Spacing"><text:span text:style-name="T1">Système minimum à 6809 :</text:span></text:p>
      <text:p text:style-name="No_20_Spacing"><text:span text:style-name="T1">Solution : </text:span></text:p>
      <text:p text:style-name="No_20_Spacing"><text:span text:style-name="T1">•Microcontrôleur 1</text:span></text:p>
      <text:p text:style-name="No_20_Spacing"><text:span text:style-name="T1">On retrouve ainsi les microcontrôleurs PIC dans de nombreuses applications industrielles ou domestiques. </text:span></text:p>
      <text:p text:style-name="No_20_Spacing"><text:span text:style-name="T1">-Saisie touche FP1 </text:span></text:p>
      <text:p text:style-name="No_20_Spacing"><text:span text:style-name="T1">Prenons l ’exemple d ’une télécommande infra-rouge : </text:span></text:p>
      <text:p text:style-name="No_20_Spacing"><text:span text:style-name="T1">-Reconnaissance touche</text:span></text:p>
      <text:p text:style-name="No_20_Spacing"><text:span text:style-name="T1">-Génération commande FP2</text:span></text:p>
      <text:p text:style-name="No_20_Spacing"><text:span text:style-name="T1">-Émission IR de la commande FP3 </text:span></text:p>
      <text:p text:style-name="P1"/>
      <text:p text:style-name="No_20_Spacing"><text:span text:style-name="T1">La </text:span><text:span text:style-name="T9">fonction FP1</text:span><text:span text:style-name="T1"> a pour rôle de prendre en compte l ’appui sur une touche et de transmettre le code correspondant à la fonction FP2. </text:span></text:p>
      <text:p text:style-name="No_20_Spacing"><text:span text:style-name="T1">Saisie touche FP1 </text:span></text:p>
      <text:p text:style-name="No_20_Spacing"><text:span text:style-name="T1">La </text:span><text:span text:style-name="T9">fonction FP2</text:span><text:span text:style-name="T1"> a pour rôle d ’identifier la touche à l ’aide du « code touche » et de générer le signal de commande associé. </text:span></text:p>
      <text:p text:style-name="No_20_Spacing"><text:span text:style-name="T1">Reconnaissance touche </text:span></text:p>
      <text:p text:style-name="No_20_Spacing"><text:span text:style-name="T1">Génération commande FP2</text:span></text:p>
      <text:p text:style-name="No_20_Spacing"><text:soft-page-break/><text:span text:style-name="T1">La </text:span><text:span text:style-name="T9">fonction FP3</text:span><text:span text:style-name="T1"> se charge de convertir et émettre le signal de commande sous forme de signal infra-rouge. </text:span></text:p>
      <text:p text:style-name="No_20_Spacing"><text:span text:style-name="T1">-Émission IR de la commande FP3 </text:span></text:p>
      <text:p text:style-name="P1"/>
      <text:p text:style-name="No_20_Spacing"><text:span text:style-name="T1">La fonction FP2 « Reconnaissance touche et génération commande » est réalisée par une structure microprogrammée. </text:span></text:p>
      <text:p text:style-name="No_20_Spacing"><text:span text:style-name="T1">C ’est ici un microcontrôleur PIC qui se charge, par l ’exécution de son programme, de faire l’acquisition du signal « code touche », et de générer de signal de commande correspondant. </text:span></text:p>
      <text:p text:style-name="No_20_Spacing"><text:span text:style-name="T1">Saisie touche FP1 → Reconnaissance touche Génération commande FP2 → Émission IR de la commande FP3 </text:span></text:p>
      <text:p text:style-name="P1"/>
      <text:p text:style-name="No_20_Spacing"><text:span text:style-name="T5">Microprocesseur ou Microcontrôleur ? :</text:span></text:p>
      <text:p text:style-name="P2"/>
      <text:p text:style-name="No_20_Spacing"><text:span text:style-name="T1">Suivant le type d ’application envisagé, il est possible de faire appel à différents types de structures microprogrammées. <text:s/>Les plus répandues sont les suivantes : </text:span></text:p>
      <text:p text:style-name="No_20_Spacing"><text:span text:style-name="T1">• <text:s/>Le microprocesseur. </text:span></text:p>
      <text:p text:style-name="No_20_Spacing"><text:span text:style-name="T1">Ex : PIC, 68HC11, Atmel AVR 16-bits, etc.</text:span></text:p>
      <text:p text:style-name="No_20_Spacing"><text:span text:style-name="T1">• <text:s/>Le microcontrôleur. </text:span></text:p>
      <text:p text:style-name="No_20_Spacing"><text:span text:style-name="T1">Ex : PC, système minimum à 6809, Pentium4, DualCore, etc.</text:span></text:p>
      <text:p text:style-name="No_20_Spacing"><text:span text:style-name="T1">Un système à microprocesseur nécessite une grande place matérielle (nombreux circuits) ainsi qu’une bonne qualité de connectique. <text:s/></text:span></text:p>
      <text:p text:style-name="No_20_Spacing"><text:span text:style-name="T1">Les microcontrôleurs permettent quant à eux de s ’affranchir de ces contraintes puisqu’ils intègrent en un seul circuit au moins toutes les ressources propres à un système minimum.</text:span></text:p>
      <text:p text:style-name="No_20_Spacing"><text:span text:style-name="T1">Ainsi, les microcontrôleurs </text:span><text:span text:style-name="T9">PIC 16Cxx</text:span><text:span text:style-name="T1"> disposent des principales ressources internes suivantes : <text:s/>•</text:span><text:span text:style-name="T9">Mémoire de programme</text:span><text:span text:style-name="T1">. </text:span></text:p>
      <text:p text:style-name="No_20_Spacing"><text:span text:style-name="T1">Les PIC 16Cxx se déclinent selon 3 versions de mémoire de programme : </text:span></text:p>
      <text:p text:style-name="No_20_Spacing"><text:span text:style-name="T1">-</text:span><text:span text:style-name="T9">ROM</text:span><text:span text:style-name="T1"> (ou OTPROM), programmable une seule fois. </text:span></text:p>
      <text:p text:style-name="No_20_Spacing"><text:span text:style-name="T1">Capacité : 512 à 2Kmots. </text:span></text:p>
      <text:p text:style-name="No_20_Spacing"><text:span text:style-name="T1">-</text:span><text:span text:style-name="T9">UVPROM</text:span><text:span text:style-name="T1">, effaçable par rayonnement UV. </text:span></text:p>
      <text:p text:style-name="No_20_Spacing"><text:span text:style-name="T1">Capacité : 512 à 4Kmots. </text:span></text:p>
      <text:p text:style-name="No_20_Spacing"><text:span text:style-name="T1">-</text:span><text:span text:style-name="T9">EEPROM</text:span><text:span text:style-name="T1">, effaçable électriquement. </text:span></text:p>
      <text:p text:style-name="No_20_Spacing"><text:span text:style-name="T1">Capacité : 1Kmots.</text:span></text:p>
      <text:p text:style-name="No_20_Spacing"><text:span text:style-name="T1">Ainsi, les microcontrôleurs PIC 16Cxx disposent des principales ressources internes suivantes :</text:span></text:p>
      <text:p text:style-name="No_20_Spacing"><text:span text:style-name="T1">•</text:span><text:span text:style-name="T9">Mémoire de programme</text:span><text:span text:style-name="T1">. </text:span></text:p>
      <text:p text:style-name="No_20_Spacing"><text:span text:style-name="T1">•</text:span><text:span text:style-name="T9">Mémoire de données.</text:span></text:p>
      <text:p text:style-name="No_20_Spacing"><text:span text:style-name="T1">•</text:span><text:span text:style-name="T9">Entrées/sorties.</text:span></text:p>
      <text:p text:style-name="No_20_Spacing"><text:span text:style-name="T1">Les PIC 16Cxx disposent d ’une mémoire de données (RAM) de capacité 25 à 192 octets.</text:span></text:p>
      <text:p text:style-name="No_20_Spacing"><text:span text:style-name="T1">•Mémoire de données. </text:span></text:p>
      <text:p text:style-name="No_20_Spacing"><text:span text:style-name="T1">Les PIC 16Cxx proposent un certain nombre de broches d ’entrées/sorties (12 à 33) permettant l’acquisition ou la transmission de signaux numériques. </text:span></text:p>
      <text:p text:style-name="No_20_Spacing"><text:span text:style-name="T1">Ainsi, les microcontrôleurs PIC 16Cxx disposent des principales ressources internes suivantes : <text:s/>•Mémoire de programme. </text:span></text:p>
      <text:p text:style-name="No_20_Spacing"><text:span text:style-name="T1">•Entrées/sorties. </text:span></text:p>
      <text:p text:style-name="No_20_Spacing"><text:span text:style-name="T1">Et éventuellement : </text:span></text:p>
      <text:p text:style-name="No_20_Spacing"><text:span text:style-name="T9">•Port série.</text:span></text:p>
      <text:p text:style-name="No_20_Spacing"><text:soft-page-break/><text:span text:style-name="T1">Certains PIC 16Cxx possèdent 1 ou 2 ports série permettant la transmission série d ’informations Ainsi, les microcontrôleurs PIC 16Cxx disposent des principales ressources internes suivantes : <text:s/>•Mémoire de programme. </text:span></text:p>
      <text:p text:style-name="No_20_Spacing"><text:span text:style-name="T1">•Mémoire de données</text:span></text:p>
      <text:p text:style-name="No_20_Spacing"><text:span text:style-name="T1">•Entrées/sorties. </text:span></text:p>
      <text:p text:style-name="No_20_Spacing"><text:span text:style-name="T1">Et éventuellement : </text:span></text:p>
      <text:p text:style-name="No_20_Spacing"><text:span text:style-name="T1">•Port série. </text:span></text:p>
      <text:p text:style-name="No_20_Spacing"><text:span text:style-name="T9">•Convertisseur CAN.</text:span></text:p>
      <text:p text:style-name="No_20_Spacing"><text:span text:style-name="T1"><text:s/>Certains PIC 16Cxx possèdent en ressource interne un Convertisseur Analogique Numérique 8bits permettant l ’acquisition de 4 à 8 signaux analogiques différents. </text:span></text:p>
      <text:p text:style-name="P1"/>
      <text:p text:style-name="No_20_Spacing"><text:span text:style-name="T1">Conclusion : <text:s/></text:span></text:p>
      <text:p text:style-name="No_20_Spacing"><text:span text:style-name="T1"><text:s/></text:span></text:p>
      <text:p text:style-name="No_20_Spacing"><text:span text:style-name="T1">Les microcontrôleurs PIC 16Cxx sont des circuits complets et performants. </text:span></text:p>
      <text:p text:style-name="No_20_Spacing"><text:span text:style-name="T1">→ Ils s ’appliquent complètement dans la mise en œuvre de systèmes microprogrammés simples. </text:span></text:p>
      <text:p text:style-name="P1"/>
      <text:p text:style-name="No_20_Spacing"><text:span text:style-name="T5">Architecture interne :</text:span></text:p>
      <text:p text:style-name="P1"/>
      <text:p text:style-name="No_20_Spacing"><text:span text:style-name="T1">La majorité des structures microprogrammées utilisent une architecture classique appelée :</text:span></text:p>
      <text:p text:style-name="No_20_Spacing"><text:span text:style-name="T8">Architecture Von Neumann. </text:span></text:p>
      <text:p text:style-name="No_20_Spacing"><text:span text:style-name="T7">→ Architecture Von Neumann: PC, 6809, 68HC11...</text:span></text:p>
      <text:p text:style-name="No_20_Spacing"><text:span text:style-name="T1">Les microcontrôleurs PIC ainsi que bien d ’autres structures sont construites autour d’un autre type d ’architecture : <text:s/></text:span><text:span text:style-name="T9">Architecture Harvard.</text:span><text:span text:style-name="T1"> </text:span></text:p>
      <text:p text:style-name="No_20_Spacing"><text:span text:style-name="T1">→ Architecture Harvard: PIC, DSP...</text:span></text:p>
      <text:p text:style-name="No_20_Spacing"><text:span text:style-name="T1">Prenons le cas du système minimum à 6809 :</text:span></text:p>
      <text:p text:style-name="No_20_Spacing"><text:span text:style-name="T1">-Son architecture est de type Von Neumann. </text:span></text:p>
      <text:p text:style-name="No_20_Spacing"><text:span text:style-name="T1">-Sa mémoire de programme (EPROM) contient comme son nom l ’indique le programme à exécuter.</text:span></text:p>
      <text:p text:style-name="P1"/>
      <text:p text:style-name="No_20_Spacing"><text:span text:style-name="T1">Considérons l ’exemple du programme source suivant :</text:span></text:p>
      <text:p text:style-name="No_20_Spacing"><text:span text:style-name="T1">Après assemblage, chaque instruction et chaque opérande codée sur un octet (8 bits) est rangée dans une case de la mémoire. </text:span></text:p>
      <text:p text:style-name="No_20_Spacing"><text:span text:style-name="T1">La mémoire contient donc successivement les instructions et les opérandes du programme.</text:span></text:p>
      <text:p text:style-name="No_20_Spacing"><text:span text:style-name="T1">Afin d’exécuter le programme, le microprocesseur doit lire dans l’ordre le contenu de chacune des cases mémoires. <text:s/></text:span></text:p>
      <text:p text:style-name="No_20_Spacing"><text:span text:style-name="T1">Pour cela, chacun des octets de la mémoire est acheminé vers le microprocesseur, via le bus de données</text:span></text:p>
      <text:p text:style-name="P1"/>
      <text:p text:style-name="No_20_Spacing"><text:span text:style-name="T1">Conclusion : </text:span></text:p>
      <text:p text:style-name="P1"/>
      <text:p text:style-name="No_20_Spacing"><text:span text:style-name="T1">Dans le cas d’une architecture Von Neumann, le traitement d ’une instruction et son opérande nécessite donc la lecture d ’au moins deux cases mémoires (3 si l ’opérande est codée sur deux octets). </text:span></text:p>
      <text:p text:style-name="No_20_Spacing"><text:span text:style-name="T1">Cela correspond à une durée de 2 ou 3 cycles machine.</text:span></text:p>
      <text:p text:style-name="P1"/>
      <text:p text:style-name="No_20_Spacing"><text:soft-page-break/><text:span text:style-name="T1">Les microcontrôleurs PIC ont eux une architecture appelée Harvard qui présente de nombreux avantages. </text:span></text:p>
      <text:p text:style-name="No_20_Spacing"><text:span text:style-name="T1">Les différences avec les architectures Von Neumann résident essentiellement dans : </text:span></text:p>
      <text:p text:style-name="No_20_Spacing"><text:span text:style-name="T9">• la mémoire de programme </text:span></text:p>
      <text:p text:style-name="No_20_Spacing"><text:span text:style-name="T9">• les bus. </text:span></text:p>
      <text:p text:style-name="No_20_Spacing"><text:span text:style-name="T1">La mémoire de programme des PIC contient bien entendu le programme à exécuter.</text:span></text:p>
      <text:p text:style-name="No_20_Spacing"><text:span text:style-name="T1">Comme précédemment, ce programme est composé d’instructions et d’opérandes. </text:span></text:p>
      <text:p text:style-name="No_20_Spacing"><text:span text:style-name="T1">Cependant, une case mémoire peut ici contenir à la fois une instruction et son opérande.</text:span></text:p>
      <text:p text:style-name="P1"/>
      <text:p text:style-name="No_20_Spacing"><text:span text:style-name="T1">Considérons l’exemple du programme source suivant :</text:span></text:p>
      <text:p text:style-name="No_20_Spacing"><text:span text:style-name="T1">Après assemblage, chaque instruction et son opérande sont codées sur un mot binaire (12 ou 14 bits) puis rangées dans une case mémoire. </text:span></text:p>
      <text:p text:style-name="No_20_Spacing"><text:span text:style-name="T1">Chaque cas de la mémoire contient donc : </text:span></text:p>
      <text:p text:style-name="No_20_Spacing"><text:span text:style-name="T1">•L’instruction à exécuter. </text:span></text:p>
      <text:p text:style-name="No_20_Spacing"><text:span text:style-name="T1">•L ’opérande associée (non obligatoire). </text:span></text:p>
      <text:p text:style-name="No_20_Spacing"><text:span text:style-name="T1">Afin d’exécuter le programme, l ’unité de calcul doit ensuite lire le contenu de chacune des cases de la mémoire. </text:span></text:p>
      <text:p text:style-name="No_20_Spacing"><text:span text:style-name="T1">Chaque mot binaire contenu dans la mémoire de programme est alors acheminé vers un décodeur d’instructions. </text:span></text:p>
      <text:p text:style-name="No_20_Spacing"><text:span text:style-name="T1">Le rôle de ce décodeur est de séparer pour chacun des mots binaires, l ’instruction et la donnée (opérande). </text:span></text:p>
      <text:p text:style-name="No_20_Spacing"><text:span text:style-name="T1">Les instructions et les données sont ensuite acheminées simultanément vers l ’unité de calcul par l’intermédiaire de deux bus différents.</text:span></text:p>
      <text:p text:style-name="P1"/>
      <text:p text:style-name="No_20_Spacing"><text:span text:style-name="T1">Conclusion : <text:s/></text:span></text:p>
      <text:p text:style-name="P1"/>
      <text:p text:style-name="No_20_Spacing"><text:span text:style-name="T1">Dans le cas de l’architecture Harvard que possèdent les PIC, la lecture d ’une seule case mémoire permet le traitement entier d ’une instruction et de son opérande. <text:s/></text:span></text:p>
      <text:p text:style-name="No_20_Spacing"><text:span text:style-name="T1">→ Un seul cycle machine est donc nécessaire. </text:span></text:p>
      <text:p text:style-name="P1"/>
      <text:p text:style-name="No_20_Spacing"><text:span text:style-name="T1">Selon la version de PIC 16Cxx utilisée, le nombre de registres internes au circuit est différent. </text:span></text:p>
      <text:p text:style-name="No_20_Spacing"><text:span text:style-name="T1"><text:s/></text:span></text:p>
      <text:p text:style-name="No_20_Spacing"><text:span text:style-name="T1">Ainsi, les registres présentés ci-après sont les plus couramment utilisés : </text:span></text:p>
      <text:p text:style-name="No_20_Spacing"><text:span text:style-name="T1">Registres d ’E/S : PORT </text:span></text:p>
      <text:p text:style-name="No_20_Spacing"><text:span text:style-name="T1">Registre d ’état : STATUS </text:span></text:p>
      <text:p text:style-name="No_20_Spacing"><text:span text:style-name="T1">Registres de direction : TRIS </text:span></text:p>
      <text:p text:style-name="No_20_Spacing"><text:span text:style-name="T1">Registre Compteur Programme : PC </text:span></text:p>
      <text:p text:style-name="No_20_Spacing"><text:span text:style-name="T1">Registre de travail : W</text:span></text:p>
      <text:p text:style-name="P1"/>
      <text:p text:style-name="No_20_Spacing"><text:span text:style-name="T1">Le registre de travail W est un registre 8 bits destiné à la manipulation générale des données. </text:span></text:p>
      <text:p text:style-name="No_20_Spacing"><text:span text:style-name="T1">-(b7 b6 b5 b4 b3 b2 b1 b0).</text:span></text:p>
      <text:p text:style-name="No_20_Spacing"><text:span text:style-name="T1">Il peut donc contenir une donnée de 8 bits que l ’on appelle ici un littéral. </text:span></text:p>
      <text:p text:style-name="No_20_Spacing"><text:span text:style-name="T1">Le littéral chargé dans le registre de travail W a pour valeur hexadécimale B2</text:span></text:p>
      <text:p text:style-name="No_20_Spacing"><text:span text:style-name="T1">Ex : 1 0 1 1 0 0 1 0 </text:span></text:p>
      <text:p text:style-name="No_20_Spacing"><text:span text:style-name="T1">Le registre W peut être comparé aux registres A ou B du 6809.</text:span></text:p>
      <text:p text:style-name="P1"><text:soft-page-break/></text:p>
      <text:p text:style-name="No_20_Spacing"><text:span text:style-name="T1">Les microcontrôleurs PIC peuvent recevoir ou transmettre des informations avec des périphériques extérieurs par l ’intermédiaire de leurs ports d’E/S.</text:span></text:p>
      <text:p text:style-name="No_20_Spacing"><text:span text:style-name="T1">Suivant la version utilisée, les circuits proposent 2 ou 3 ports d ’E/S différents.</text:span></text:p>
      <text:p text:style-name="No_20_Spacing"><text:span text:style-name="T1">→ Voir exemple dans slides </text:span></text:p>
      <text:p text:style-name="No_20_Spacing"><text:span text:style-name="T1">L ’utilisation des registres est ainsi la suivante : <text:s/></text:span></text:p>
      <text:p text:style-name="No_20_Spacing"><text:span text:style-name="T1">•Pour transmettre une donnée sur un port, il faut ECRIRE la donnée dans le registre PORT correspondant. </text:span></text:p>
      <text:p text:style-name="No_20_Spacing"><text:span text:style-name="T1">•Pour recevoir une donnée sur un port, il faut LIRE la donnée dans le registre PORT correspondant. </text:span></text:p>
      <text:p text:style-name="P1"/>
      <text:p text:style-name="P1"/>
      <text:p text:style-name="No_20_Spacing"><text:span text:style-name="T1">Remarque 1 : </text:span></text:p>
      <text:p text:style-name="No_20_Spacing"><text:span text:style-name="T1">Les registres PORTA, PORTB et PORTC sont analogues aux registres ORA et ORB du 6821.</text:span></text:p>
      <text:p text:style-name="P1"/>
      <text:p text:style-name="No_20_Spacing"><text:span text:style-name="T1">Remarque 2 : </text:span></text:p>
      <text:p text:style-name="No_20_Spacing"><text:span text:style-name="T1">Sur les PIC 16Cxx, le port A du circuit ne présente en fait que 4 broches d ’E/S. </text:span></text:p>
      <text:p text:style-name="No_20_Spacing"><text:span text:style-name="T1">Le registre correspondant (8 bits) n ’a donc d ’actifs que les bits b0 à b3. </text:span></text:p>
      <text:p text:style-name="No_20_Spacing"><text:span text:style-name="T1"><text:s/></text:span></text:p>
      <table:table table:name="Tableau1" table:style-name="Tableau1">
        <table:table-column table:style-name="Tableau1.A" table:number-columns-repeated="7"/>
        <table:table-column table:style-name="Tableau1.H"/>
        <table:table-row table:style-name="Tableau1.1">
          <table:table-cell table:style-name="Tableau1.A1" office:value-type="string">
            <text:p text:style-name="P8"><text:span text:style-name="T1">X</text:span></text:p>
          </table:table-cell>
          <table:table-cell table:style-name="Tableau1.A1" office:value-type="string">
            <text:p text:style-name="P8"><text:span text:style-name="T1">X</text:span></text:p>
          </table:table-cell>
          <table:table-cell table:style-name="Tableau1.A1" office:value-type="string">
            <text:p text:style-name="P8"><text:span text:style-name="T1">X</text:span></text:p>
          </table:table-cell>
          <table:table-cell table:style-name="Tableau1.A1" office:value-type="string">
            <text:p text:style-name="P8"><text:span text:style-name="T1">X</text:span></text:p>
          </table:table-cell>
          <table:table-cell table:style-name="Tableau1.A1" office:value-type="string">
            <text:p text:style-name="P8"><text:span text:style-name="T1">B3</text:span></text:p>
          </table:table-cell>
          <table:table-cell table:style-name="Tableau1.A1" office:value-type="string">
            <text:p text:style-name="P8"><text:span text:style-name="T1">B2</text:span></text:p>
          </table:table-cell>
          <table:table-cell table:style-name="Tableau1.A1" office:value-type="string">
            <text:p text:style-name="P8"><text:span text:style-name="T1">B1</text:span></text:p>
          </table:table-cell>
          <table:table-cell table:style-name="Tableau1.A1" office:value-type="string">
            <text:p text:style-name="P8"><text:span text:style-name="T1">B0</text:span></text:p>
          </table:table-cell>
        </table:table-row>
      </table:table>
      <text:p text:style-name="P1"/>
      <text:p text:style-name="No_20_Spacing"><text:span text:style-name="T1">Les ports B et C possèdent eux bien 8 lignes d ’E/S. </text:span></text:p>
      <text:p text:style-name="No_20_Spacing"><text:span text:style-name="T1">Les registres correspondants ont donc les 8 bits actifs.</text:span></text:p>
      <text:p text:style-name="P1"/>
      <table:table table:name="Tableau2" table:style-name="Tableau2">
        <table:table-column table:style-name="Tableau2.A" table:number-columns-repeated="7"/>
        <table:table-column table:style-name="Tableau2.H"/>
        <table:table-row table:style-name="Tableau2.1">
          <table:table-cell table:style-name="Tableau2.A1" office:value-type="string">
            <text:p text:style-name="P8"><text:span text:style-name="T1">B7</text:span></text:p>
          </table:table-cell>
          <table:table-cell table:style-name="Tableau2.A1" office:value-type="string">
            <text:p text:style-name="P8"><text:span text:style-name="T1">B6</text:span></text:p>
          </table:table-cell>
          <table:table-cell table:style-name="Tableau2.A1" office:value-type="string">
            <text:p text:style-name="P8"><text:span text:style-name="T1">B5</text:span></text:p>
          </table:table-cell>
          <table:table-cell table:style-name="Tableau2.A1" office:value-type="string">
            <text:p text:style-name="P8"><text:span text:style-name="T1">B4</text:span></text:p>
          </table:table-cell>
          <table:table-cell table:style-name="Tableau2.A1" office:value-type="string">
            <text:p text:style-name="P8"><text:span text:style-name="T1">B3</text:span></text:p>
          </table:table-cell>
          <table:table-cell table:style-name="Tableau2.A1" office:value-type="string">
            <text:p text:style-name="P8"><text:span text:style-name="T1">B2</text:span></text:p>
          </table:table-cell>
          <table:table-cell table:style-name="Tableau2.A1" office:value-type="string">
            <text:p text:style-name="P8"><text:span text:style-name="T1">B1</text:span></text:p>
          </table:table-cell>
          <table:table-cell table:style-name="Tableau2.A1" office:value-type="string">
            <text:p text:style-name="P8"><text:span text:style-name="T1">B0</text:span></text:p>
          </table:table-cell>
        </table:table-row>
        <table:table-row table:style-name="Tableau2.2">
          <table:table-cell table:style-name="Tableau2.A1" office:value-type="string">
            <text:p text:style-name="P8"><text:span text:style-name="T1">B7</text:span></text:p>
          </table:table-cell>
          <table:table-cell table:style-name="Tableau2.A1" office:value-type="string">
            <text:p text:style-name="P8"><text:span text:style-name="T1">B6</text:span></text:p>
          </table:table-cell>
          <table:table-cell table:style-name="Tableau2.A1" office:value-type="string">
            <text:p text:style-name="P8"><text:span text:style-name="T1">B5</text:span></text:p>
          </table:table-cell>
          <table:table-cell table:style-name="Tableau2.A1" office:value-type="string">
            <text:p text:style-name="P8"><text:span text:style-name="T1">B4</text:span></text:p>
          </table:table-cell>
          <table:table-cell table:style-name="Tableau2.A1" office:value-type="string">
            <text:p text:style-name="P8"><text:span text:style-name="T1">B3</text:span></text:p>
          </table:table-cell>
          <table:table-cell table:style-name="Tableau2.A1" office:value-type="string">
            <text:p text:style-name="P8"><text:span text:style-name="T1">B2</text:span></text:p>
          </table:table-cell>
          <table:table-cell table:style-name="Tableau2.A1" office:value-type="string">
            <text:p text:style-name="P8"><text:span text:style-name="T1">B1</text:span></text:p>
          </table:table-cell>
          <table:table-cell table:style-name="Tableau2.A1" office:value-type="string">
            <text:p text:style-name="P8"><text:span text:style-name="T1">B0</text:span></text:p>
          </table:table-cell>
        </table:table-row>
      </table:table>
      <text:p text:style-name="P1"/>
      <text:p text:style-name="No_20_Spacing"><text:span text:style-name="T1">Les registres de direction TRIS (8 bits) sont directement liés aux registres PORT. </text:span></text:p>
      <text:p text:style-name="No_20_Spacing"><text:span text:style-name="T1">Le rôle des registres TRIS est de programmer chacune des lignes des ports soit en entrée, soit en sortie. <text:s/></text:span></text:p>
      <text:p text:style-name="No_20_Spacing"><text:span text:style-name="T1">Les différentes broches (lignes) d ’un même port peuvent donc avoir un rôle différent : transmettre ou recevoir une valeur logique (« 0 » ou «1 »).</text:span></text:p>
      <text:p text:style-name="No_20_Spacing"><text:span text:style-name="T1">La programmation des registres TRIS </text:span></text:p>
      <text:p text:style-name="No_20_Spacing"><text:span text:style-name="T1">→ Voir slides et exemples</text:span></text:p>
      <text:p text:style-name="P1"/>
      <text:p text:style-name="No_20_Spacing"><text:span text:style-name="T5">Les registres :</text:span></text:p>
      <text:p text:style-name="P1"/>
      <text:p text:style-name="No_20_Spacing"><text:span text:style-name="T1">-Le registre d ’état STATUS est un registre 8 bits. </text:span></text:p>
      <text:p text:style-name="No_20_Spacing"><text:span text:style-name="T1">Le rôle de ce registre est de donner diverses informations à l ’utilisateur sur l ’état de fonctionnement ou sur le résultat d ’ une opération. </text:span></text:p>
      <text:p text:style-name="No_20_Spacing"><text:span text:style-name="T1">On s ’intéressera en fait à seulement 2 bits du registre d ’état. <text:s/></text:span></text:p>
      <text:p text:style-name="No_20_Spacing"><text:span text:style-name="T1">→ Voir Le bit b2 : Z (Zéro) et Le bit b0 : C (Carry = retenue)</text:span></text:p>
      <text:p text:style-name="P1"/>
      <text:p text:style-name="No_20_Spacing"><text:span text:style-name="T1">-Le registre PC est un registre spécifique 9 ou 11 bits, suivant le modèle de PIC. </text:span></text:p>
      <text:p text:style-name="No_20_Spacing"><text:span text:style-name="T1">C ’est en fait un compteur ordinal qui contient l ’adresse en mémoire de la prochaine instruction à exécuter. <text:s/></text:span></text:p>
      <text:p text:style-name="No_20_Spacing"><text:soft-page-break/><text:span text:style-name="T1">Prenons l ’exemple d ’un programme objet stocké en mémoire de programme à partir de l ’adresse 000 :</text:span></text:p>
      <text:p text:style-name="P1"/>
      <text:p text:style-name="No_20_Spacing"><text:span text:style-name="T1">-1er cycle machine : </text:span></text:p>
      <text:p text:style-name="No_20_Spacing"><text:span text:style-name="T1">Le registre PC est chargé avec l ’adresse de la première instruction du programme.</text:span></text:p>
      <text:p text:style-name="P1"/>
      <text:p text:style-name="No_20_Spacing"><text:span text:style-name="T1">-2ème cycle machine : </text:span></text:p>
      <text:p text:style-name="No_20_Spacing"><text:span text:style-name="T1">De façon simultanée :</text:span></text:p>
      <text:p text:style-name="No_20_Spacing"><text:span text:style-name="T1">•Le registre PC s ’incrémente. </text:span></text:p>
      <text:p text:style-name="No_20_Spacing"><text:span text:style-name="T1">•La donnée précédemment pointée par le registre PC est exécutée. </text:span></text:p>
      <text:p text:style-name="P1"/>
      <text:p text:style-name="No_20_Spacing"><text:span text:style-name="T1">-3ème cycle machine : <text:s/></text:span></text:p>
      <text:p text:style-name="No_20_Spacing"><text:span text:style-name="T1">De façon simultanée : </text:span></text:p>
      <text:p text:style-name="No_20_Spacing"><text:span text:style-name="T1">•Le registre PC s ’incrémente. </text:span></text:p>
      <text:p text:style-name="No_20_Spacing"><text:span text:style-name="T1">•La donnée précédemment pointée par le registre PC est exécutée. </text:span></text:p>
      <text:p text:style-name="No_20_Spacing"><text:span text:style-name="T1">-4ème cycle machine : </text:span></text:p>
      <text:p text:style-name="P1"/>
      <text:p text:style-name="No_20_Spacing"><text:span text:style-name="T1">De façon simultanée :</text:span></text:p>
      <text:p text:style-name="No_20_Spacing"><text:span text:style-name="T1">•Le registre PC s ’incrémente. </text:span></text:p>
      <text:p text:style-name="No_20_Spacing"><text:span text:style-name="T1">•La donnée précédemment pointée par le registre PC est exécutée. </text:span></text:p>
      <text:p text:style-name="P1"/>
      <text:p text:style-name="No_20_Spacing"><text:span text:style-name="T1">-5ème cycle machine : </text:span></text:p>
      <text:p text:style-name="No_20_Spacing"><text:span text:style-name="T1"><text:s/>De façon simultanée :</text:span></text:p>
      <text:p text:style-name="No_20_Spacing"><text:span text:style-name="T1">•Le registre PC s ’incrémente. </text:span></text:p>
      <text:p text:style-name="No_20_Spacing"><text:span text:style-name="T1">•La donnée précédemment pointée par le registre PC est exécutée.</text:span></text:p>
      <text:p text:style-name="P1"/>
      <text:p text:style-name="No_20_Spacing"><text:span text:style-name="T1"><text:s/>Conclusion :</text:span></text:p>
      <text:p text:style-name="P1"/>
      <text:p text:style-name="No_20_Spacing"><text:span text:style-name="T1">Le registre PC contient donc à l ’instant t l ’adresse de la prochaine instruction à exécuter. </text:span></text:p>
      <text:p text:style-name="No_20_Spacing"><text:span text:style-name="T1">Ainsi, lorsqu’une instruction est exécutée, la suivante est déjà pointée par le registre PC.</text:span></text:p>
      <text:p text:style-name="P1"/>
      <text:p text:style-name="No_20_Spacing"><text:span text:style-name="T1"><text:s/>Comme tous les circuits microprogrammés, les microcontrôleurs PIC 16Cxx fonctionnent à partir d ’ une base de temps (horloge) appliquée par des composants externes. </text:span></text:p>
      <text:p text:style-name="No_20_Spacing"><text:span text:style-name="T1">Ainsi, les PIC peuvent adopter 4 modèles d ’horloge qui sont : </text:span></text:p>
      <text:p text:style-name="No_20_Spacing"><text:span text:style-name="T9">•Version XT </text:span></text:p>
      <text:p text:style-name="No_20_Spacing"><text:span text:style-name="T1">Version XT : oscillateur à quartz jusqu’à 4 MHz.</text:span></text:p>
      <text:p text:style-name="No_20_Spacing"><text:span text:style-name="T9">•Version HS</text:span></text:p>
      <text:p text:style-name="No_20_Spacing"><text:span text:style-name="T1">Version HS (High Speed) : oscillateur à quartz jusqu’à 20 MHz. </text:span></text:p>
      <text:p text:style-name="No_20_Spacing"><text:span text:style-name="T9">•Version RC </text:span></text:p>
      <text:p text:style-name="No_20_Spacing"><text:span text:style-name="T1">Version RC (Résistance-Condensateur) : oscillateur RC jusqu’à 4 MHz.</text:span></text:p>
      <text:p text:style-name="No_20_Spacing"><text:span text:style-name="T9">•Version LP </text:span></text:p>
      <text:p text:style-name="No_20_Spacing"><text:span text:style-name="T1">Version LP (Low Power) : oscillateur à quartz jusqu’à 200 kHz. <text:s/></text:span></text:p>
      <text:p text:style-name="No_20_Spacing"><text:span text:style-name="T1">Prévu pour des applications à faible consommation. <text:s/></text:span></text:p>
      <text:p text:style-name="P1"/>
      <text:p text:style-name="No_20_Spacing"><text:span text:style-name="T1">-Le rôle de l ’horloge est de cadencer les différentes opérations effectuées par le microcontrôleur et notamment l ’exécution des instructions du programme. </text:span></text:p>
      <text:p text:style-name="No_20_Spacing"><text:span text:style-name="T1">Ainsi, le signal d ’horloge possède les caractéristiques suivantes :</text:span></text:p>
      <text:p text:style-name="No_20_Spacing"><text:soft-page-break/><text:span text:style-name="T1"><text:s/>•Signal carré. </text:span></text:p>
      <text:p text:style-name="No_20_Spacing"><text:span text:style-name="T1">•De fréquence F et de période T.</text:span></text:p>
      <text:p text:style-name="P1"/>
      <text:p text:style-name="No_20_Spacing"><text:span text:style-name="T1">-Le signal d ’horloge OSC est en fait délivré par un oscillateur externe qui peut être un quartz ou une cellule RC. </text:span></text:p>
      <text:p text:style-name="No_20_Spacing"><text:span text:style-name="T1">Ce signal appliqué au PIC est ensuite, de façon interne, divisé par 4. </text:span></text:p>
      <text:p text:style-name="No_20_Spacing"><text:span text:style-name="T1">On appelle alors cycle machine la durée caractérisant 4 périodes d ’horloge. </text:span></text:p>
      <text:p text:style-name="No_20_Spacing"><text:span text:style-name="T1">Cette base de temps permet alors de rythmer l ’exécution des instructions du programme : <text:s/></text:span></text:p>
      <text:p text:style-name="No_20_Spacing"><text:span text:style-name="T1">Ainsi, au cours de chaque cycle machine : </text:span></text:p>
      <text:p text:style-name="No_20_Spacing"><text:span text:style-name="T1">•Incrémentation du registre PC.</text:span></text:p>
      <text:p text:style-name="No_20_Spacing"><text:span text:style-name="T1">•Recherche de l ’instruction dont l ’adresse est contenue dans le registre PC. </text:span></text:p>
      <text:p text:style-name="No_20_Spacing"><text:span text:style-name="T1">•Exécution de l ’instruction qui était pointée par le registre PC au cours du cycle précédent.</text:span></text:p>
      <text:p text:style-name="P9"/>
      <text:p text:style-name="No_20_Spacing"><text:span text:style-name="T5">Conclusion : </text:span></text:p>
      <text:p text:style-name="No_20_Spacing"><text:span text:style-name="T1"><text:s/></text:span></text:p>
      <text:p text:style-name="No_20_Spacing"><text:span text:style-name="T1">Il faut donc un cycle machine pour exécuter une instruction, soit 4 périodes d ’horloge. </text:span></text:p>
      <text:p text:style-name="No_20_Spacing"><text:span text:style-name="T1">Signal d ’horloge OSC </text:span></text:p>
      <text:p text:style-name="No_20_Spacing"><text:span text:style-name="T1">Temps t </text:span></text:p>
      <text:p text:style-name="No_20_Spacing"><text:span text:style-name="T1">Ex : Dans le cas d ’un oscillateur à quartz à 20MHz, le temps d ’exécution d ’une instruction est donc :</text:span></text:p>
      <text:p text:style-name="No_20_Spacing"><text:span text:style-name="T1">200 ns</text:span></text:p>
      <text:p text:style-name="P1"/>
      <text:p text:style-name="No_20_Spacing"><text:span text:style-name="T5">Le jeu d’instructions et les modes d’adressage :</text:span></text:p>
      <text:p text:style-name="P1"/>
      <text:p text:style-name="No_20_Spacing"><text:span text:style-name="T1">Outre la facilité de mise en œuvre matérielle, l ’intérêt des microcontrôleurs PIC réside dans le jeu d’instruction et les modes d ’adressage considérablement réduits par rapport à d ’autres structures programmables.</text:span></text:p>
      <text:p text:style-name="No_20_Spacing"><text:span text:style-name="T1">En plus de bénéficier d ’une architecture dite Harvard, les microcontrôleurs PIC sont constitués autour d ’une architecture appelée RISC</text:span></text:p>
      <text:p text:style-name="No_20_Spacing"><text:span text:style-name="T1">Ainsi, contrairement à de nombreux circuits mettant en jeu une centaine d ’instructions différentes, les PIC voient leur nombre d ’instructions limités à 33 ou 35. </text:span></text:p>
      <text:p text:style-name="P1"/>
      <text:list xml:id="list4668057495313135199" text:style-name="WWNum2">
        <text:list-item>
          <text:p text:style-name="P7"><text:span text:style-name="T1">Les différents mnémoniques du jeu d ’instructions adoptent certaines appellations dont il est nécessaire d ’être informé : </text:span></text:p>
        </text:list-item>
      </text:list>
      <text:p text:style-name="No_20_Spacing"><text:span text:style-name="T1">•k est un littéral, c ’est-à-dire une valeur codée sur un octet (8 bits).</text:span></text:p>
      <text:p text:style-name="No_20_Spacing"><text:span text:style-name="T1">Ex :</text:span></text:p>
      <text:p text:style-name="No_20_Spacing"><text:span text:style-name="T1">Le littéral k (1 octet) est placé dans le registre de travail W. </text:span></text:p>
      <text:p text:style-name="No_20_Spacing"><text:span text:style-name="T1">-k → <text:s text:c="2"/>W</text:span></text:p>
      <text:list xml:id="list29367525" text:continue-numbering="true" text:style-name="WWNum2">
        <text:list-item>
          <text:p text:style-name="P7"><text:span text:style-name="T1">Les différents mnémoniques du jeu d ’instructions adoptent certaines appellations dont il est nécessaire d ’être informé : </text:span></text:p>
        </text:list-item>
      </text:list>
      <text:p text:style-name="No_20_Spacing"><text:span text:style-name="T1">•k est un littéral, c ’est-à-dire une valeur codée sur un octet (8 bits). •f est le symbole correspondant à un registre. </text:span></text:p>
      <text:p text:style-name="No_20_Spacing"><text:span text:style-name="T1">Ex :</text:span></text:p>
      <text:p text:style-name="No_20_Spacing"><text:span text:style-name="T1">Le contenu du registre de travail W est transféré dans le registre représenté par f. </text:span></text:p>
      <text:p text:style-name="No_20_Spacing"><text:span text:style-name="T1">W → f</text:span></text:p>
      <text:list xml:id="list29362755" text:continue-numbering="true" text:style-name="WWNum2">
        <text:list-item>
          <text:p text:style-name="P7"><text:span text:style-name="T1">Les différents mnémoniques du jeu d ’instructions adoptent certaines appellations dont il est nécessaire d ’être informé : </text:span></text:p>
        </text:list-item>
      </text:list>
      <text:p text:style-name="No_20_Spacing"><text:soft-page-break/><text:span text:style-name="T1">•k est un littéral, c ’est-à-dire une valeur codée sur un octet (8 bits). •f est le symbole correspondant à un registre. </text:span></text:p>
      <text:p text:style-name="No_20_Spacing"><text:span text:style-name="T1">•b est le numéro du bit concerné par l ’instruction. </text:span></text:p>
      <text:p text:style-name="No_20_Spacing"><text:span text:style-name="T1">Ex : </text:span></text:p>
      <text:p text:style-name="No_20_Spacing"><text:span text:style-name="T1">Le bit b du registre f est mis à zéro (Bit Clear). </text:span></text:p>
      <text:p text:style-name="No_20_Spacing"><text:span text:style-name="T1">0 → bit b de f</text:span></text:p>
      <text:list xml:id="list29368313" text:continue-numbering="true" text:style-name="WWNum2">
        <text:list-item>
          <text:p text:style-name="P7"><text:span text:style-name="T1">Les différents mnémoniques du jeu d ’instructions adoptent certaines appellations dont il est nécessaire d ’être informé : </text:span></text:p>
        </text:list-item>
      </text:list>
      <text:p text:style-name="No_20_Spacing"><text:span text:style-name="T1">•k est un littéral, c ’est-à-dire une valeur codée sur un octet (8 bits).</text:span></text:p>
      <text:p text:style-name="No_20_Spacing"><text:span text:style-name="T1">•f est le symbole correspondant à un registre. </text:span></text:p>
      <text:p text:style-name="No_20_Spacing"><text:span text:style-name="T1">•b est le numéro du bit concerné par l ’instruction. </text:span></text:p>
      <text:p text:style-name="No_20_Spacing"><text:span text:style-name="T1">•d caractérise le registre où doit être placé le résultat de l’opération. </text:span></text:p>
      <text:p text:style-name="No_20_Spacing"><text:span text:style-name="T1">Ex : </text:span></text:p>
      <text:p text:style-name="No_20_Spacing"><text:span text:style-name="T1">Le contenu du registre W est ajouté au contenu du registre f. Si d=0 le résultat est placé dans W. Si d=1 le résultat est placé dans f. </text:span></text:p>
      <text:p text:style-name="No_20_Spacing"><text:span text:style-name="T1">Si d=0 <text:s text:c="3"/>W+f → W Si d=1 <text:s text:c="3"/>W+f → f</text:span></text:p>
      <text:p text:style-name="P1"/>
      <text:p text:style-name="No_20_Spacing"><text:span text:style-name="T1">Là encore, les modes d ’adressage sont réduits puisqu’on en compte que 4 : </text:span></text:p>
      <text:p text:style-name="No_20_Spacing"><text:span text:style-name="T1">•Adressage immédiat. </text:span></text:p>
      <text:p text:style-name="No_20_Spacing"><text:span text:style-name="T1">Ex : </text:span></text:p>
      <text:p text:style-name="No_20_Spacing"><text:span text:style-name="T1">La donnée manipulée (k) est codée immédiatement avec l ’instruction.</text:span></text:p>
      <text:p text:style-name="P1"/>
      <text:p text:style-name="No_20_Spacing"><text:span text:style-name="T1">La encore, les modes d ’adressage sont réduits puisqu’on en compte que 4 : </text:span></text:p>
      <text:p text:style-name="No_20_Spacing"><text:span text:style-name="T1">•Adressage immédiat. </text:span></text:p>
      <text:p text:style-name="No_20_Spacing"><text:span text:style-name="T1">•Adressage direct. </text:span></text:p>
      <text:p text:style-name="No_20_Spacing"><text:span text:style-name="T1">Ex :</text:span></text:p>
      <text:p text:style-name="No_20_Spacing"><text:span text:style-name="T1">Le registre concerné (f) est codé directement dans l ’instruction.</text:span></text:p>
      <text:p text:style-name="P1"/>
      <text:p text:style-name="No_20_Spacing"><text:span text:style-name="T1">La encore, les modes d ’adressage sont réduits puisqu’on en compte que 4: </text:span></text:p>
      <text:p text:style-name="No_20_Spacing"><text:span text:style-name="T1">•Adressage immédiat.</text:span></text:p>
      <text:p text:style-name="No_20_Spacing"><text:span text:style-name="T1"><text:s/>•Adressage direct. </text:span></text:p>
      <text:p text:style-name="No_20_Spacing"><text:span text:style-name="T1">•Adressage bit à bit. </text:span></text:p>
      <text:p text:style-name="No_20_Spacing"><text:span text:style-name="T1">Ex :</text:span></text:p>
      <text:p text:style-name="No_20_Spacing"><text:span text:style-name="T1">Il permet de manipuler n ’importe quel bit individuel de n ’importe quel registre. </text:span></text:p>
      <text:p text:style-name="P1"/>
      <text:p text:style-name="No_20_Spacing"><text:span text:style-name="T6">CHAPITRE 4 : Les automates programmables industriels </text:span></text:p>
      <text:p text:style-name="P1"/>
      <text:p text:style-name="No_20_Spacing"><text:span text:style-name="T5">Introduction :</text:span></text:p>
      <text:p text:style-name="P1"/>
      <text:p text:style-name="No_20_Spacing"><text:span text:style-name="T9">L'automate programmable</text:span><text:span text:style-name="T1"> est un appareil qui commande un processus (par exemple une machine à imprimer pour l'impression de journaux, une installation de remplissage de ciment, une presse pour le moulage de formes plastiques sous pression, etc.). Ceci est possible grâce aux instructions d'un programme stocké dans la mémoire de l'appareil. </text:span></text:p>
      <text:p text:style-name="No_20_Spacing"><text:span text:style-name="T9">L’automate programmable industriel (A.P.I.)</text:span><text:span text:style-name="T1"> est aujourd'hui la principale partie commande que l’on rencontrera dans les systèmes automatisés de processus industriels. <text:s/></text:span></text:p>
      <text:p text:style-name="No_20_Spacing"><text:span text:style-name="T1"><text:s/></text:span></text:p>
      <text:p text:style-name="No_20_Spacing"><text:soft-page-break/><text:span text:style-name="T1">Il en existe un très grand nombre de modèles avec des caractéristiques variées, capables de communiquer avec d’autres parties commandes ou de gérer un très grand nombre de données de toutes natures.</text:span></text:p>
      <text:p text:style-name="P1"/>
      <text:p text:style-name="No_20_Spacing"><text:span text:style-name="T5">Historique :</text:span></text:p>
      <text:p text:style-name="P2"/>
      <text:p text:style-name="No_20_Spacing"><text:span text:style-name="T1">À la fin des années 60, les industriels, en particulier les fabricants de voitures décident de remplacer les systèmes de commande à base de logique câblée (relais électrique) par une logique programmée. </text:span></text:p>
      <text:p text:style-name="No_20_Spacing"><text:span text:style-name="T1">Les nouveaux systèmes programmés devaient supportés l’ambiance industrielle : </text:span></text:p>
      <text:p text:style-name="No_20_Spacing"><text:span text:style-name="T1">• bruit électrique </text:span></text:p>
      <text:p text:style-name="No_20_Spacing"><text:span text:style-name="T1">• poussière </text:span></text:p>
      <text:p text:style-name="No_20_Spacing"><text:span text:style-name="T1">• température </text:span></text:p>
      <text:p text:style-name="No_20_Spacing"><text:span text:style-name="T1">• humidité</text:span></text:p>
      <text:p text:style-name="P1"/>
      <text:p text:style-name="No_20_Spacing"><text:span text:style-name="T1">Le premier API :</text:span></text:p>
      <text:p text:style-name="No_20_Spacing"><text:span text:style-name="T1"><text:s/></text:span></text:p>
      <text:p text:style-name="No_20_Spacing"><text:span text:style-name="T1">Le model 084, a été inventé par Dick Morley en 1969</text:span></text:p>
      <text:p text:style-name="No_20_Spacing"><text:span text:style-name="T1">The “084” - Le “084” est constitué de trois composantes montées sur des rails verticaux permettant l’accès à l’avant et à l’arrière de l’automate. <text:s/></text:span></text:p>
      <text:p text:style-name="P1"/>
      <text:p text:style-name="No_20_Spacing"><text:span text:style-name="T1">Ladder Logic : </text:span></text:p>
      <text:p text:style-name="No_20_Spacing"><text:span text:style-name="T1">Logique de programmation utilisé avec l’API “084”</text:span></text:p>
      <text:p text:style-name="P1"/>
      <text:p text:style-name="No_20_Spacing"><text:span text:style-name="T9">Entrées/Sorties Rack (en haut) :</text:span></text:p>
      <text:p text:style-name="No_20_Spacing"><text:span text:style-name="T1">Capacité de 256 E/S Points <text:s text:c="3"/></text:span></text:p>
      <text:p text:style-name="No_20_Spacing"><text:span text:style-name="T9">CPU (au milieu) :</text:span></text:p>
      <text:p text:style-name="No_20_Spacing"><text:span text:style-name="T1">CPU : 1K x 16 </text:span></text:p>
      <text:p text:style-name="No_20_Spacing"><text:span text:style-name="T1">Bit Core Memory, contient le system d’exploitation et le programme utilisateur. <text:s text:c="3"/></text:span><text:span text:style-name="T9">Alimentation (en bas) :</text:span></text:p>
      <text:p text:style-name="No_20_Spacing"><text:span text:style-name="T1">Source monophasée de 115V. </text:span></text:p>
      <text:p text:style-name="No_20_Spacing"><text:span text:style-name="T1">Alimente la CPU et les E/S avec une tension continue. </text:span></text:p>
      <text:p text:style-name="P1"/>
      <text:p text:style-name="No_20_Spacing"><text:span text:style-name="T5">Caractéristiques : </text:span></text:p>
      <text:p text:style-name="No_20_Spacing"><text:span text:style-name="T1"><text:s/></text:span></text:p>
      <text:p text:style-name="No_20_Spacing"><text:span text:style-name="T1">-Temporisateur </text:span></text:p>
      <text:p text:style-name="No_20_Spacing"><text:span text:style-name="T1">-Compteur </text:span></text:p>
      <text:p text:style-name="No_20_Spacing"><text:span text:style-name="T1">-Console de programmation</text:span></text:p>
      <text:p text:style-name="No_20_Spacing"><text:span text:style-name="T1">-Cassette magnétique</text:span></text:p>
      <text:p text:style-name="P1"/>
      <text:p text:style-name="No_20_Spacing"><text:span text:style-name="T1">→ Voir architecture interne d’un API et fonctionnement</text:span></text:p>
      <text:p text:style-name="No_20_Spacing"><text:span text:style-name="T7">RAM: Random Access Memory </text:span></text:p>
      <text:p text:style-name="No_20_Spacing"><text:span text:style-name="T7">ROM: Read Only Memory </text:span></text:p>
      <text:p text:style-name="No_20_Spacing"><text:span text:style-name="T7">E2PROM: Electrically Erasable Programmable Read Only Memory</text:span></text:p>
      <text:p text:style-name="P5"/>
      <text:p text:style-name="P6"/>
      <text:p text:style-name="P6"/>
      <text:p text:style-name="No_20_Spacing"><text:soft-page-break/><text:span text:style-name="T5">Fonctionnement :</text:span></text:p>
      <text:p text:style-name="P2"/>
      <text:p text:style-name="No_20_Spacing"><text:span text:style-name="T1">-Acquisition des données E :</text:span></text:p>
      <text:p text:style-name="No_20_Spacing"><text:span text:style-name="T1">Écriture en mémoire de l'état des informations présentes sur les entrées (réalise une image du monde extérieur).</text:span></text:p>
      <text:p text:style-name="P1"/>
      <text:p text:style-name="No_20_Spacing"><text:span text:style-name="T1">-Traitement du programme T :</text:span></text:p>
      <text:p text:style-name="No_20_Spacing"><text:span text:style-name="T1">Exécution du programme application, écrit par l'utilisateur.</text:span></text:p>
      <text:p text:style-name="P1"/>
      <text:p text:style-name="No_20_Spacing"><text:span text:style-name="T1">-Mise à jour des sorties S :</text:span></text:p>
      <text:p text:style-name="No_20_Spacing"><text:span text:style-name="T1">Écriture des bits ou des mots de sorties associés aux modules TOR et métier selon l'état défini par le programme application. </text:span></text:p>
      <text:p text:style-name="P1"/>
      <text:p text:style-name="No_20_Spacing"><text:span text:style-name="T1">Temps de cycle TC= TE+TT+TS</text:span></text:p>
      <text:p text:style-name="No_20_Spacing"><text:span text:style-name="T1">→ L’ensemble constitue une tâche</text:span></text:p>
      <text:p text:style-name="No_20_Spacing"><text:span text:style-name="T1">→ Voir exemple sur slides</text:span></text:p>
      <text:p text:style-name="P2"/>
      <text:p text:style-name="No_20_Spacing"><text:span text:style-name="T5">Avantages des APIs :</text:span></text:p>
      <text:p text:style-name="P1"/>
      <text:p text:style-name="No_20_Spacing"><text:span text:style-name="T1">-</text:span><text:span text:style-name="T9">Évolutivité :</text:span><text:span text:style-name="T1"> très favorable à l’évolution et très utilisé en reconstruction d’armoire.</text:span></text:p>
      <text:p text:style-name="No_20_Spacing"><text:span text:style-name="T1">-</text:span><text:span text:style-name="T9">Fonctions :</text:span><text:span text:style-name="T1"> assure les fonctions Conduites, Dialogue, Communication et Sûreté. <text:s/></text:span></text:p>
      <text:p text:style-name="No_20_Spacing"><text:span text:style-name="T9">-Taille des applications</text:span><text:span text:style-name="T1"> : gamme importante d’automate </text:span></text:p>
      <text:p text:style-name="No_20_Spacing"><text:span text:style-name="T9">-Vitesse</text:span><text:span text:style-name="T1"> : <text:s/>temps de cycle de quelque ms <text:s/></text:span></text:p>
      <text:p text:style-name="No_20_Spacing"><text:span text:style-name="T1">-</text:span><text:span text:style-name="T9">Modularité :</text:span><text:span text:style-name="T1"> haute modularité (présentation en rack)</text:span></text:p>
      <text:p text:style-name="No_20_Spacing"><text:span text:style-name="T1">-</text:span><text:span text:style-name="T9">Développement d’une application et documentation</text:span><text:span text:style-name="T1"> : très facile avec des outils de programmation de plus en plus puissant </text:span></text:p>
      <text:p text:style-name="No_20_Spacing"><text:span text:style-name="T1">-</text:span><text:span text:style-name="T9">Architecture de commande :</text:span><text:span text:style-name="T1"> centralisée ou décentralisée avec l’apparition d’une offre importante en choix de réseaux, bus de terrain, blocs E/S déportées. </text:span></text:p>
      <text:p text:style-name="No_20_Spacing"><text:span text:style-name="T9">-Mise en œuvre :</text:span><text:span text:style-name="T1"> mise au point rendu plus facile avec l’apparition des outils de simulation de PO</text:span></text:p>
      <text:p text:style-name="No_20_Spacing"><text:span text:style-name="T1">-</text:span><text:span text:style-name="T9">Maintenance</text:span><text:span text:style-name="T1"> : échanges standards et aide au diagnostic intégré</text:span></text:p>
      <text:p text:style-name="No_20_Spacing"><text:span text:style-name="T1">-</text:span><text:span text:style-name="T9">Portabilité d’une application</text:span><text:span text:style-name="T1"> : norme IEC 1131 <text:s/></text:span></text:p>
      <text:p text:style-name="P1"/>
      <text:p text:style-name="No_20_Spacing"><text:span text:style-name="T1">→ Voir Fabricants et exemples </text:span></text:p>
      <text:p text:style-name="No_20_Spacing"><text:span text:style-name="T1">→ Voir opération ET et OU </text:span></text:p>
      <text:p text:style-name="P1"/>
      <text:p text:style-name="P1"/>
      <text:p text:style-name="P1"/>
      <text:p text:style-name="P1"/>
      <text:p text:style-name="P1"/>
      <text:p text:style-name="P1"/>
      <text:p text:style-name="No_20_Spacing"><text:span text:style-name="T1"><text:s/></text:span></text:p>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B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B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yssa Mbala</meta:initial-creator>
    <dc:creator>Alyssa Mbala</dc:creator>
    <meta:editing-cycles>178</meta:editing-cycles>
    <meta:creation-date>2018-09-20T06:17:00</meta:creation-date>
    <dc:date>2018-11-15T14:34:00</dc:date>
    <meta:editing-duration>PT7M7S</meta:editing-duration>
    <meta:generator>OpenOffice/4.1.7$Win32 OpenOffice.org_project/417m1$Build-9800</meta:generator>
    <meta:document-statistic meta:table-count="2" meta:image-count="0" meta:object-count="0" meta:page-count="17" meta:paragraph-count="518" meta:word-count="5247" meta:character-count="316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